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automatic-styles>
    <style:style style:name="Projektphasen" style:family="table">
      <style:table-properties style:width="17.013cm" fo:margin-left="0cm" table:align="left"/>
    </style:style>
    <style:style style:name="Projektphasen.A" style:family="table-column">
      <style:table-column-properties style:column-width="4.339cm"/>
    </style:style>
    <style:style style:name="Projektphasen.B" style:family="table-column">
      <style:table-column-properties style:column-width="9.446cm"/>
    </style:style>
    <style:style style:name="Projektphasen.C" style:family="table-column">
      <style:table-column-properties style:column-width="3.228cm"/>
    </style:style>
    <style:style style:name="Projektphasen.A1" style:family="table-cell">
      <style:table-cell-properties fo:padding="0.097cm" fo:border-left="none" fo:border-right="none" fo:border-top="none" fo:border-bottom="0.05pt solid #000000"/>
    </style:style>
    <style:style style:name="Projektphasen.B1" style:family="table-cell">
      <style:table-cell-properties fo:padding="0.097cm" fo:border-left="0.05pt solid #000000" fo:border-right="none" fo:border-top="none" fo:border-bottom="0.05pt solid #000000"/>
    </style:style>
    <style:style style:name="Projektphasen.B2" style:family="table-cell">
      <style:table-cell-properties style:vertical-align="bottom" fo:padding="0.097cm" fo:border-left="0.05pt solid #000000" fo:border-right="none" fo:border-top="none" fo:border-bottom="0.05pt solid #000000"/>
    </style:style>
    <style:style style:name="Tabelle1" style:family="table">
      <style:table-properties style:width="17.013cm" fo:margin-left="0cm" table:align="left" style:may-break-between-rows="true"/>
    </style:style>
    <style:style style:name="Tabelle1.A" style:family="table-column">
      <style:table-column-properties style:column-width="4.26cm"/>
    </style:style>
    <style:style style:name="Tabelle1.B" style:family="table-column">
      <style:table-column-properties style:column-width="6.006cm"/>
    </style:style>
    <style:style style:name="Tabelle1.C" style:family="table-column">
      <style:table-column-properties style:column-width="1.852cm"/>
    </style:style>
    <style:style style:name="Tabelle1.D" style:family="table-column">
      <style:table-column-properties style:column-width="2.064cm"/>
    </style:style>
    <style:style style:name="Tabelle1.E" style:family="table-column">
      <style:table-column-properties style:column-width="2.831cm"/>
    </style:style>
    <style:style style:name="Tabelle1.A1" style:family="table-cell">
      <style:table-cell-properties fo:background-color="transparent" fo:padding="0.097cm" fo:border-left="none" fo:border-right="none" fo:border-top="none" fo:border-bottom="0.05pt solid #000000">
        <style:background-image/>
      </style:table-cell-properties>
    </style:style>
    <style:style style:name="Tabelle1.B1" style:family="table-cell">
      <style:table-cell-properties fo:padding="0.097cm" fo:border-left="0.05pt solid #000000" fo:border-right="none" fo:border-top="none" fo:border-bottom="0.05pt solid #000000"/>
    </style:style>
    <style:style style:name="Tabelle1.C1" style:family="table-cell">
      <style:table-cell-properties fo:padding="0.097cm" fo:border-left="0.05pt solid #000000" fo:border-right="none" fo:border-top="none" fo:border-bottom="0.05pt solid #000000"/>
    </style:style>
    <style:style style:name="Tabelle1.D1" style:family="table-cell">
      <style:table-cell-properties fo:padding="0.097cm" fo:border-left="0.05pt solid #000000" fo:border-right="none" fo:border-top="none" fo:border-bottom="0.05pt solid #000000"/>
    </style:style>
    <style:style style:name="Tabelle1.E1" style:family="table-cell">
      <style:table-cell-properties fo:padding="0.097cm" fo:border-left="0.05pt solid #000000" fo:border-right="none" fo:border-top="none" fo:border-bottom="0.05pt solid #000000"/>
    </style:style>
    <style:style style:name="Tabelle1.A2" style:family="table-cell">
      <style:table-cell-properties fo:padding="0.097cm" fo:border-left="none"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A3" style:family="table-cell">
      <style:table-cell-properties fo:padding="0.097cm" fo:border-left="none"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A4" style:family="table-cell">
      <style:table-cell-properties fo:padding="0.097cm" fo:border-left="none"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A5" style:family="table-cell">
      <style:table-cell-properties fo:padding="0.097cm" fo:border-left="none"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A6" style:family="table-cell">
      <style:table-cell-properties fo:padding="0.097cm" fo:border-left="none"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A7" style:family="table-cell">
      <style:table-cell-properties fo:padding="0.097cm" fo:border-left="none"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A8" style:family="table-cell">
      <style:table-cell-properties fo:padding="0.097cm" fo:border-left="none"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A9" style:family="table-cell">
      <style:table-cell-properties fo:padding="0.097cm" fo:border-left="none"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A10" style:family="table-cell">
      <style:table-cell-properties fo:padding="0.097cm" fo:border-left="none"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none"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none"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none"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none"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none"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E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none"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none" fo:border-top="none" fo:border-bottom="0.05pt solid #000000"/>
    </style:style>
    <style:style style:name="Tabelle1.E16" style:family="table-cell">
      <style:table-cell-properties fo:padding="0.097cm" fo:border-left="0.05pt solid #000000" fo:border-right="none" fo:border-top="none" fo:border-bottom="0.05pt solid #000000"/>
    </style:style>
    <style:style style:name="Tabelle1.A17" style:family="table-cell">
      <style:table-cell-properties fo:padding="0.097cm" fo:border-left="none"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E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none" fo:border-right="none" fo:border-top="2.05pt solid #000000" fo:border-bottom="none"/>
    </style:style>
    <style:style style:name="Tabelle1.B18" style:family="table-cell">
      <style:table-cell-properties fo:padding="0.097cm" fo:border-left="0.05pt solid #000000" fo:border-right="none" fo:border-top="2.05pt solid #000000" fo:border-bottom="none"/>
    </style:style>
    <style:style style:name="Tabelle1.C18" style:family="table-cell">
      <style:table-cell-properties fo:padding="0.097cm" fo:border-left="0.05pt solid #000000" fo:border-right="none" fo:border-top="2.05pt solid #000000" fo:border-bottom="none"/>
    </style:style>
    <style:style style:name="Tabelle1.D18" style:family="table-cell">
      <style:table-cell-properties fo:padding="0.097cm" fo:border-left="0.05pt solid #000000" fo:border-right="none" fo:border-top="2.05pt solid #000000" fo:border-bottom="none"/>
    </style:style>
    <style:style style:name="Tabelle1.E18" style:family="table-cell">
      <style:table-cell-properties fo:padding="0.097cm" fo:border-left="0.05pt solid #000000" fo:border-right="none" fo:border-top="2.05pt solid #000000" fo:border-bottom="none"/>
    </style:style>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Fließtext">
      <style:text-properties officeooo:rsid="000bfe5a"/>
    </style:style>
    <style:style style:name="P10" style:family="paragraph" style:parent-style-name="Fließtext">
      <style:text-properties officeooo:paragraph-rsid="001a58f7"/>
    </style:style>
    <style:style style:name="P11" style:family="paragraph" style:parent-style-name="Table_20_Contents">
      <style:text-properties fo:font-size="8pt" fo:font-weight="bold" officeooo:paragraph-rsid="001a58f7" style:font-size-asian="8pt" style:font-weight-asian="bold" style:font-size-complex="8pt" style:font-weight-complex="bold"/>
    </style:style>
    <style:style style:name="P12" style:family="paragraph" style:parent-style-name="Table_20_Contents">
      <style:text-properties fo:font-size="8pt" fo:font-weight="bold" officeooo:rsid="001a58f7" officeooo:paragraph-rsid="001a58f7" style:font-size-asian="8pt" style:font-weight-asian="bold" style:font-size-complex="8pt" style:font-weight-complex="bold"/>
    </style:style>
    <style:style style:name="P13" style:family="paragraph" style:parent-style-name="Table_20_Contents">
      <style:paragraph-properties fo:text-align="start" style:justify-single-word="false"/>
      <style:text-properties fo:font-size="8pt" fo:font-weight="bold" officeooo:rsid="001a58f7" officeooo:paragraph-rsid="001fa0f0" style:font-size-asian="8pt" style:font-weight-asian="bold" style:font-size-complex="8pt" style:font-weight-complex="bold"/>
    </style:style>
    <style:style style:name="P14" style:family="paragraph" style:parent-style-name="Table_20_Contents">
      <style:paragraph-properties fo:text-align="start" style:justify-single-word="false"/>
      <style:text-properties fo:font-size="8pt" fo:font-weight="bold" officeooo:rsid="001ff904" officeooo:paragraph-rsid="001ff904" style:font-size-asian="8pt" style:font-weight-asian="bold" style:font-size-complex="8pt" style:font-weight-complex="bold"/>
    </style:style>
    <style:style style:name="P15" style:family="paragraph" style:parent-style-name="Table_20_Contents">
      <style:text-properties fo:font-size="8pt" style:font-size-asian="8pt" style:font-size-complex="8pt"/>
    </style:style>
    <style:style style:name="P16" style:family="paragraph" style:parent-style-name="Table_20_Contents">
      <style:paragraph-properties fo:text-align="start" style:justify-single-word="false"/>
      <style:text-properties fo:font-size="8pt" style:font-size-asian="8pt" style:font-size-complex="8pt"/>
    </style:style>
    <style:style style:name="P17" style:family="paragraph" style:parent-style-name="Table_20_Contents">
      <style:text-properties fo:font-size="8pt" officeooo:paragraph-rsid="001a58f7" style:font-size-asian="8pt" style:font-size-complex="8pt"/>
    </style:style>
    <style:style style:name="P18" style:family="paragraph" style:parent-style-name="Table_20_Contents">
      <style:paragraph-properties fo:text-align="start" style:justify-single-word="false"/>
      <style:text-properties fo:font-size="8pt" officeooo:rsid="001a58f7" officeooo:paragraph-rsid="001a58f7" style:font-size-asian="8pt" style:font-size-complex="8pt"/>
    </style:style>
    <style:style style:name="P19" style:family="paragraph" style:parent-style-name="Table_20_Contents">
      <style:paragraph-properties fo:text-align="start" style:justify-single-word="false"/>
      <style:text-properties fo:font-size="8pt" officeooo:rsid="001a58f7" officeooo:paragraph-rsid="001fa0f0" style:font-size-asian="8pt" style:font-size-complex="8pt"/>
    </style:style>
    <style:style style:name="P20" style:family="paragraph" style:parent-style-name="Table_20_Contents">
      <style:paragraph-properties fo:text-align="center" style:justify-single-word="false"/>
      <style:text-properties fo:font-size="8pt" officeooo:rsid="001a58f7" officeooo:paragraph-rsid="001a58f7" style:font-size-asian="8pt" style:font-size-complex="8pt"/>
    </style:style>
    <style:style style:name="P21" style:family="paragraph" style:parent-style-name="Table_20_Contents">
      <style:paragraph-properties fo:text-align="end" style:justify-single-word="false"/>
      <style:text-properties fo:font-size="8pt" officeooo:rsid="001a58f7" officeooo:paragraph-rsid="001fa0f0" style:font-size-asian="8pt" style:font-size-complex="8pt"/>
    </style:style>
    <style:style style:name="P22" style:family="paragraph" style:parent-style-name="Table_20_Contents">
      <style:text-properties fo:font-size="8pt" officeooo:rsid="001fa0f0" officeooo:paragraph-rsid="001fa0f0" style:font-size-asian="8pt" style:font-size-complex="8pt"/>
    </style:style>
    <style:style style:name="P23" style:family="paragraph" style:parent-style-name="Table_20_Contents">
      <style:paragraph-properties fo:text-align="end" style:justify-single-word="false"/>
      <style:text-properties fo:font-size="8pt" officeooo:rsid="001fa0f0" officeooo:paragraph-rsid="001fa0f0" style:font-size-asian="8pt" style:font-size-complex="8pt"/>
    </style:style>
    <style:style style:name="P24" style:family="paragraph" style:parent-style-name="Table_20_Contents">
      <style:paragraph-properties fo:text-align="end" style:justify-single-word="false"/>
      <style:text-properties fo:font-size="8pt" officeooo:rsid="00208153" officeooo:paragraph-rsid="00208153" style:font-size-asian="8pt" style:font-size-complex="8pt"/>
    </style:style>
    <style:style style:name="P25" style:family="paragraph" style:parent-style-name="Table_20_Contents">
      <style:text-properties fo:font-size="8pt" officeooo:rsid="00208153" officeooo:paragraph-rsid="00208153" style:font-size-asian="8pt" style:font-size-complex="8pt"/>
    </style:style>
    <style:style style:name="P26"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27" style:family="paragraph" style:parent-style-name="Table_20_Heading">
      <style:text-properties officeooo:rsid="001fa0f0" officeooo:paragraph-rsid="001fa0f0"/>
    </style:style>
    <style:style style:name="P28" style:family="paragraph" style:parent-style-name="Table_20_Heading">
      <style:text-properties officeooo:paragraph-rsid="00341d4c"/>
    </style:style>
    <style:style style:name="P29" style:family="paragraph" style:parent-style-name="Table_20_Contents">
      <style:paragraph-properties fo:text-align="start" style:justify-single-word="false"/>
      <style:text-properties fo:font-size="9pt" fo:font-weight="bold" officeooo:rsid="0027fcfc" officeooo:paragraph-rsid="0027fcfc" style:font-size-asian="9pt" style:font-weight-asian="bold" style:font-size-complex="9pt" style:font-weight-complex="bold"/>
    </style:style>
    <style:style style:name="P30" style:family="paragraph" style:parent-style-name="Table_20_Contents">
      <style:paragraph-properties fo:text-align="start" style:justify-single-word="false"/>
      <style:text-properties fo:font-size="9pt" officeooo:rsid="0027fcfc" officeooo:paragraph-rsid="0027fcfc" style:font-size-asian="9pt" style:font-size-complex="9pt"/>
    </style:style>
    <style:style style:name="P31" style:family="paragraph" style:parent-style-name="Table_20_Contents">
      <style:paragraph-properties fo:text-align="start" style:justify-single-word="false"/>
      <style:text-properties fo:font-size="9pt" officeooo:rsid="00284db0" officeooo:paragraph-rsid="00284db0" style:font-size-asian="9pt" style:font-size-complex="9pt"/>
    </style:style>
    <style:style style:name="P32" style:family="paragraph" style:parent-style-name="Table_20_Contents">
      <style:paragraph-properties fo:text-align="start" style:justify-single-word="false"/>
      <style:text-properties fo:font-size="9pt" officeooo:paragraph-rsid="00341d4c" style:font-size-asian="9pt" style:font-size-complex="9pt"/>
    </style:style>
    <style:style style:name="P33"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34" style:family="paragraph" style:parent-style-name="Standard" style:list-style-name="L1">
      <style:text-properties fo:font-size="10.5pt" officeooo:rsid="00192c56" style:font-size-asian="10.5pt" style:font-size-complex="10.5pt"/>
    </style:style>
    <style:style style:name="P35" style:family="paragraph" style:parent-style-name="Standard">
      <style:paragraph-properties fo:text-align="center" style:justify-single-word="false"/>
      <style:text-properties fo:font-size="20pt" fo:font-weight="bold" officeooo:paragraph-rsid="00341d4c" style:font-size-asian="20pt" style:font-weight-asian="bold" style:font-size-complex="20pt" style:font-weight-complex="bold"/>
    </style:style>
    <style:style style:name="P36"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37" style:family="paragraph" style:parent-style-name="ProjektDoku_3a__20_Ü1">
      <style:text-properties officeooo:paragraph-rsid="001a58f7"/>
    </style:style>
    <style:style style:name="P38" style:family="paragraph" style:parent-style-name="ProjektDoku_3a__20_Ü1" style:list-style-name=""/>
    <style:style style:name="P39" style:family="paragraph" style:parent-style-name="Footer">
      <style:paragraph-properties fo:text-align="center" style:justify-single-word="false"/>
    </style:style>
    <style:style style:name="P40" style:family="paragraph" style:parent-style-name="ProjektDoku_3a__20_Ü2">
      <style:text-properties officeooo:paragraph-rsid="00192c56"/>
    </style:style>
    <style:style style:name="P41" style:family="paragraph" style:parent-style-name="ProjektDoku_3a__20_Ü2">
      <style:text-properties officeooo:paragraph-rsid="001c3830"/>
    </style:style>
    <style:style style:name="P42" style:family="paragraph" style:parent-style-name="ProjektDoku_3a__20_Ü2">
      <style:text-properties officeooo:paragraph-rsid="00215519"/>
    </style:style>
    <style:style style:name="P43" style:family="paragraph" style:parent-style-name="ProjektDoku_3a__20_Ü2">
      <style:text-properties officeooo:rsid="001c3830" officeooo:paragraph-rsid="001c3830"/>
    </style:style>
    <style:style style:name="P44" style:family="paragraph" style:parent-style-name="ProjektDoku_3a__20_Ü2" style:list-style-name=""/>
    <style:style style:name="P45" style:family="paragraph" style:parent-style-name="ProjektDoku_3a__20_Ü2" style:list-style-name="">
      <style:text-properties officeooo:paragraph-rsid="001c383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Fließtext" style:list-style-name="L1">
      <style:text-properties officeooo:rsid="00192c56" officeooo:paragraph-rsid="00192c56"/>
    </style:style>
    <style:style style:name="P49" style:family="paragraph" style:parent-style-name="Fließtext" style:list-style-name="">
      <style:text-properties officeooo:rsid="00192c56" officeooo:paragraph-rsid="00192c56"/>
    </style:style>
    <style:style style:name="P50" style:family="paragraph" style:parent-style-name="Fließtext" style:list-style-name=""/>
    <style:style style:name="P51" style:family="paragraph" style:parent-style-name="Fließtext" style:list-style-name="">
      <style:text-properties officeooo:paragraph-rsid="00215519"/>
    </style:style>
    <style:style style:name="P52" style:family="paragraph" style:parent-style-name="Fließtext" style:list-style-name="">
      <style:text-properties officeooo:paragraph-rsid="0026a119"/>
    </style:style>
    <style:style style:name="P53" style:family="paragraph" style:parent-style-name="Fließtext" style:list-style-name="">
      <style:text-properties officeooo:paragraph-rsid="002fa851"/>
    </style:style>
    <style:style style:name="P54" style:family="paragraph" style:parent-style-name="Fließtext" style:list-style-name="">
      <style:text-properties officeooo:paragraph-rsid="003228bb"/>
    </style:style>
    <style:style style:name="P55" style:family="paragraph" style:parent-style-name="Fließtext"/>
    <style:style style:name="P56" style:family="paragraph" style:parent-style-name="Fließtext" style:list-style-name="">
      <style:text-properties officeooo:rsid="001cabec"/>
    </style:style>
    <style:style style:name="P57" style:family="paragraph" style:parent-style-name="Fließtext" style:list-style-name="">
      <style:text-properties officeooo:rsid="001cabec" officeooo:paragraph-rsid="001c3830"/>
    </style:style>
    <style:style style:name="P58" style:family="paragraph" style:parent-style-name="Fließtext" style:list-style-name="">
      <style:text-properties officeooo:rsid="00215519" officeooo:paragraph-rsid="00215519"/>
    </style:style>
    <style:style style:name="P59" style:family="paragraph" style:parent-style-name="Fließtext" style:list-style-name="">
      <style:text-properties officeooo:rsid="0027fcfc" officeooo:paragraph-rsid="0027fcfc"/>
    </style:style>
    <style:style style:name="P60" style:family="paragraph" style:parent-style-name="Fließtext" style:list-style-name="">
      <style:paragraph-properties fo:text-align="start" style:justify-single-word="false"/>
      <style:text-properties officeooo:rsid="00284db0" officeooo:paragraph-rsid="00284db0"/>
    </style:style>
    <style:style style:name="P61" style:family="paragraph" style:parent-style-name="Fließtext" style:list-style-name="">
      <style:text-properties fo:font-weight="bold" officeooo:paragraph-rsid="001cabec" style:font-weight-asian="bold" style:font-weight-complex="bold"/>
    </style:style>
    <style:style style:name="P62" style:family="paragraph" style:parent-style-name="Fließtext" style:list-style-name="">
      <style:text-properties fo:font-weight="normal" officeooo:rsid="001cabec" officeooo:paragraph-rsid="001cabec" style:font-weight-asian="normal" style:font-weight-complex="normal"/>
    </style:style>
    <style:style style:name="P63" style:family="paragraph" style:parent-style-name="Fließtext" style:list-style-name="">
      <style:text-properties fo:font-weight="normal" officeooo:rsid="001cabec" officeooo:paragraph-rsid="00289bea" style:font-weight-asian="normal" style:font-weight-complex="normal"/>
    </style:style>
    <style:style style:name="P64" style:family="paragraph" style:parent-style-name="Fließtext" style:list-style-name="">
      <style:text-properties fo:font-weight="normal" officeooo:rsid="001cabec" officeooo:paragraph-rsid="001e5567" style:font-weight-asian="normal" style:font-weight-complex="normal"/>
    </style:style>
    <style:style style:name="P65" style:family="paragraph" style:parent-style-name="Fließtext" style:list-style-name="">
      <style:text-properties fo:font-weight="normal" officeooo:rsid="001cabec" officeooo:paragraph-rsid="002fa392" style:font-weight-asian="normal" style:font-weight-complex="normal"/>
    </style:style>
    <style:style style:name="P66" style:family="paragraph" style:parent-style-name="Fließtext" style:list-style-name="">
      <style:text-properties fo:font-weight="normal" officeooo:rsid="001cabec" officeooo:paragraph-rsid="00300953" style:font-weight-asian="normal" style:font-weight-complex="normal"/>
    </style:style>
    <style:style style:name="P67" style:family="paragraph" style:parent-style-name="Fließtext" style:list-style-name="">
      <style:text-properties fo:font-weight="normal" officeooo:rsid="001cabec" officeooo:paragraph-rsid="0031ddc2" style:font-weight-asian="normal" style:font-weight-complex="normal"/>
    </style:style>
    <style:style style:name="P68" style:family="paragraph" style:parent-style-name="Fließtext" style:list-style-name="">
      <style:text-properties fo:font-weight="normal" officeooo:rsid="001cabec" officeooo:paragraph-rsid="00341d4c" style:font-weight-asian="normal" style:font-weight-complex="normal"/>
    </style:style>
    <style:style style:name="P69" style:family="paragraph" style:parent-style-name="Fließtext" style:list-style-name="">
      <style:text-properties fo:font-weight="normal" officeooo:rsid="00284db0" officeooo:paragraph-rsid="00284db0" style:font-weight-asian="normal" style:font-weight-complex="normal"/>
    </style:style>
    <style:style style:name="P70" style:family="paragraph" style:parent-style-name="Fließtext" style:list-style-name="">
      <style:text-properties officeooo:rsid="001e5567" officeooo:paragraph-rsid="00300953"/>
    </style:style>
    <style:style style:name="P71" style:family="paragraph" style:parent-style-name="Fließtext" style:list-style-name="">
      <style:text-properties officeooo:rsid="001e5567" officeooo:paragraph-rsid="003228bb"/>
    </style:style>
    <style:style style:name="P72" style:family="paragraph" style:parent-style-name="Fließtext">
      <style:text-properties officeooo:paragraph-rsid="002fa851"/>
    </style:style>
    <style:style style:name="P73" style:family="paragraph" style:parent-style-name="Fließtext">
      <style:text-properties officeooo:paragraph-rsid="001e5567"/>
    </style:style>
    <style:style style:name="P74" style:family="paragraph" style:parent-style-name="Fließtext">
      <style:text-properties officeooo:rsid="001c3830" officeooo:paragraph-rsid="002fa851"/>
    </style:style>
    <style:style style:name="T1" style:family="text">
      <style:text-properties fo:font-size="14pt" style:font-size-asian="14pt" style:language-asian="de" style:country-asian="DE" style:font-size-complex="14pt" style:language-complex="ar" style:country-complex="SA"/>
    </style:style>
    <style:style style:name="T2" style:family="text">
      <style:text-properties officeooo:rsid="000abdd9"/>
    </style:style>
    <style:style style:name="T3" style:family="text">
      <style:text-properties officeooo:rsid="000b715a"/>
    </style:style>
    <style:style style:name="T4" style:family="text">
      <style:text-properties officeooo:rsid="000bfe5a"/>
    </style:style>
    <style:style style:name="T5" style:family="text">
      <style:text-properties officeooo:rsid="000c9056"/>
    </style:style>
    <style:style style:name="T6" style:family="text">
      <style:text-properties fo:font-size="10.5pt" style:font-size-asian="10.5pt" style:font-size-complex="10.5pt"/>
    </style:style>
    <style:style style:name="T7" style:family="text">
      <style:text-properties officeooo:rsid="001c3830"/>
    </style:style>
    <style:style style:name="T8" style:family="text">
      <style:text-properties fo:font-weight="bold" officeooo:rsid="001c3830" style:font-weight-asian="bold" style:font-weight-complex="bold"/>
    </style:style>
    <style:style style:name="T9" style:family="text">
      <style:text-properties fo:font-weight="bold" officeooo:rsid="001cabec" style:font-weight-asian="bold" style:font-weight-complex="bold"/>
    </style:style>
    <style:style style:name="T10" style:family="text">
      <style:text-properties fo:font-weight="bold" officeooo:rsid="00215519" style:font-weight-asian="bold" style:font-weight-complex="bold"/>
    </style:style>
    <style:style style:name="T11" style:family="text">
      <style:text-properties officeooo:rsid="001cabec"/>
    </style:style>
    <style:style style:name="T12" style:family="text">
      <style:text-properties fo:font-weight="normal" officeooo:rsid="001cabec" style:font-weight-asian="normal" style:font-weight-complex="normal"/>
    </style:style>
    <style:style style:name="T13" style:family="text">
      <style:text-properties fo:font-weight="normal" officeooo:rsid="00215519" style:font-weight-asian="normal" style:font-weight-complex="normal"/>
    </style:style>
    <style:style style:name="T14" style:family="text">
      <style:text-properties fo:font-weight="normal" officeooo:rsid="002fa851" style:font-weight-asian="normal" style:font-weight-complex="normal"/>
    </style:style>
    <style:style style:name="T15" style:family="text">
      <style:text-properties fo:font-weight="normal" officeooo:rsid="0031ddc2" style:font-weight-asian="normal" style:font-weight-complex="normal"/>
    </style:style>
    <style:style style:name="T16" style:family="text">
      <style:text-properties officeooo:rsid="001fa0f0"/>
    </style:style>
    <style:style style:name="T17" style:family="text">
      <style:text-properties officeooo:rsid="002118da"/>
    </style:style>
    <style:style style:name="T18" style:family="text">
      <style:text-properties officeooo:rsid="00215519"/>
    </style:style>
    <style:style style:name="T19" style:family="text">
      <style:text-properties officeooo:rsid="0024b9bd"/>
    </style:style>
    <style:style style:name="T20" style:family="text">
      <style:text-properties officeooo:rsid="0026a119"/>
    </style:style>
    <style:style style:name="T21" style:family="text">
      <style:text-properties officeooo:rsid="00284db0"/>
    </style:style>
    <style:style style:name="T22" style:family="text">
      <style:text-properties officeooo:rsid="00289bea"/>
    </style:style>
    <style:style style:name="T23" style:family="text">
      <style:text-properties officeooo:rsid="002e131e"/>
    </style:style>
    <style:style style:name="T24" style:family="text">
      <style:text-properties officeooo:rsid="002fa392"/>
    </style:style>
    <style:style style:name="T25" style:family="text">
      <style:text-properties officeooo:rsid="002fa851"/>
    </style:style>
    <style:style style:name="T26" style:family="text">
      <style:text-properties officeooo:rsid="00300953"/>
    </style:style>
    <style:style style:name="T27" style:family="text">
      <style:text-properties officeooo:rsid="0031ddc2"/>
    </style:style>
    <style:style style:name="T28" style:family="text">
      <style:text-properties officeooo:rsid="003228bb"/>
    </style:style>
    <style:style style:name="T29" style:family="text">
      <style:text-properties officeooo:rsid="0032b72d"/>
    </style:style>
    <style:style style:name="T30" style:family="text">
      <style:text-properties officeooo:rsid="00341d4c"/>
    </style:style>
    <style:style style:name="T31" style:family="text">
      <style:text-properties officeooo:rsid="001e5567"/>
    </style:style>
    <style:style style:name="T32" style:family="text">
      <style:text-properties officeooo:rsid="003535a0"/>
    </style:style>
    <style:style style:name="T33" style:family="text">
      <style:text-properties officeooo:rsid="0036feb7"/>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HK Projektdokumentation</text:p>
      <text:p text:style-name="P1">Fachinformatiker Anwendungsentwicklung</text:p>
      <text:p text:style-name="P4"/>
      <text:p text:style-name="P4"/>
      <text:p text:style-name="P35"><text:span text:style-name="T30">U18-Wahlplatform</text:span></text:p>
      <text:p text:style-name="P4"/>
      <text:p text:style-name="P4"/>
      <text:p text:style-name="P2">Kai Lorenz</text:p>
      <text:p text:style-name="P2">FIAN 6</text:p>
      <text:p text:style-name="P2">Prüflingsnummer <text:span text:style-name="T30">90481</text:span></text:p>
      <text:p text:style-name="P2"/>
      <text:p text:style-name="P2">16. Mai 2013</text:p>
      <text:p text:style-name="P2"/>
      <text:p text:style-name="P2"/>
      <text:p text:style-name="P2"/>
      <text:p text:style-name="P1">Ausbildungsbetrieb</text:p>
      <text:p text:style-name="P2">plus B (Baghdadli &amp; Becker GbR)</text:p>
      <text:p text:style-name="P2">Potsdamer Straße 114</text:p>
      <text:p text:style-name="P2">10785 Berlin</text:p>
      <text:p text:style-name="P5"/>
      <text:p text:style-name="P6"><text:span text:style-name="Absatz-Standardschriftart"><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Inhaltsverzeichnis1">
        <text:table-of-content-source text:outline-level="2" text:use-outline-level="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ojektDoku_3a__20_Ü1"/>
          </text:index-source-styles>
          <text:index-source-styles text:outline-level="2">
            <text:index-source-style text:style-name="ProjektDoku_3a__20_Ü2"/>
          </text:index-source-styles>
        </text:table-of-content-source>
        <text:index-body>
          <text:index-title text:style-name="Sect2" text:name="Inhaltsverzeichnis1_Head">
            <text:p text:style-name="Contents_20_Heading">Inhaltsverzeichnis</text:p>
          </text:index-title>
          <text:p text:style-name="P46"><text:a xlink:type="simple" xlink:href="#__RefHeading__480_990239004" text:style-name="Index_20_Link" text:visited-style-name="Index_20_Link">1. Projektdefinition<text:tab/>2</text:a></text:p>
          <text:p text:style-name="P47"><text:a xlink:type="simple" xlink:href="#__RefHeading__482_990239004" text:style-name="Index_20_Link" text:visited-style-name="Index_20_Link">1.1 Projektumfeld<text:tab/>2</text:a></text:p>
          <text:p text:style-name="P47"><text:a xlink:type="simple" xlink:href="#__RefHeading__484_990239004" text:style-name="Index_20_Link" text:visited-style-name="Index_20_Link">1.2 Kurzform der Aufgabenstellung<text:tab/>3</text:a></text:p>
          <text:p text:style-name="P47"><text:a xlink:type="simple" xlink:href="#__RefHeading__486_990239004" text:style-name="Index_20_Link" text:visited-style-name="Index_20_Link">1.3 Ist-Analyse<text:tab/>3</text:a></text:p>
          <text:p text:style-name="P47"><text:a xlink:type="simple" xlink:href="#__RefHeading__488_990239004" text:style-name="Index_20_Link" text:visited-style-name="Index_20_Link">1.4 Soll-Konzept<text:tab/>4</text:a></text:p>
          <text:p text:style-name="P46"><text:a xlink:type="simple" xlink:href="#__RefHeading__494_990239004" text:style-name="Index_20_Link" text:visited-style-name="Index_20_Link">2. Projektplanung<text:tab/>4</text:a></text:p>
          <text:p text:style-name="P47"><text:a xlink:type="simple" xlink:href="#__RefHeading__496_990239004" text:style-name="Index_20_Link" text:visited-style-name="Index_20_Link">2.1 Projektstrukturplan<text:tab/>4</text:a></text:p>
          <text:p text:style-name="P47"><text:a xlink:type="simple" xlink:href="#__RefHeading__498_990239004" text:style-name="Index_20_Link" text:visited-style-name="Index_20_Link">2.2 Projektphasen mit Zeitplanung<text:tab/>5</text:a></text:p>
          <text:p text:style-name="P47"><text:a xlink:type="simple" xlink:href="#__RefHeading__500_990239004" text:style-name="Index_20_Link" text:visited-style-name="Index_20_Link">2.3 Kostenplanung<text:tab/>6</text:a></text:p>
          <text:p text:style-name="P46"><text:a xlink:type="simple" xlink:href="#__RefHeading__502_990239004" text:style-name="Index_20_Link" text:visited-style-name="Index_20_Link">3. Projektdurchführung<text:tab/>7</text:a></text:p>
          <text:p text:style-name="P47"><text:a xlink:type="simple" xlink:href="#__RefHeading__504_990239004" text:style-name="Index_20_Link" text:visited-style-name="Index_20_Link">3.1 Aufgabenerfassung<text:tab/>7</text:a></text:p>
          <text:p text:style-name="P47"><text:a xlink:type="simple" xlink:href="#__RefHeading__1582_1050685657" text:style-name="Index_20_Link" text:visited-style-name="Index_20_Link">3.2 Planung und Entwurf<text:tab/>7</text:a></text:p>
          <text:p text:style-name="P47"><text:a xlink:type="simple" xlink:href="#__RefHeading__508_990239004" text:style-name="Index_20_Link" text:visited-style-name="Index_20_Link">3.3 Realisierung<text:tab/>7</text:a></text:p>
          <text:p text:style-name="P47"><text:a xlink:type="simple" xlink:href="#__RefHeading__1584_1050685657" text:style-name="Index_20_Link" text:visited-style-name="Index_20_Link">3.4 Qualitätsmanagement<text:tab/>8</text:a></text:p>
          <text:p text:style-name="P47"><text:a xlink:type="simple" xlink:href="#__RefHeading__1586_1050685657" text:style-name="Index_20_Link" text:visited-style-name="Index_20_Link">3.5 Abschließende Aufgaben<text:tab/>8</text:a></text:p>
          <text:p text:style-name="P46"><text:a xlink:type="simple" xlink:href="#__RefHeading__1588_1050685657" text:style-name="Index_20_Link" text:visited-style-name="Index_20_Link">4. Projektbewertung<text:tab/>9</text:a></text:p>
          <text:p text:style-name="P47"><text:a xlink:type="simple" xlink:href="#__RefHeading__558_990239004" text:style-name="Index_20_Link" text:visited-style-name="Index_20_Link">4.1 Fazit<text:tab/>9</text:a></text:p>
          <text:p text:style-name="P47"><text:a xlink:type="simple" xlink:href="#__RefHeading__560_990239004" text:style-name="Index_20_Link" text:visited-style-name="Index_20_Link">4.2 Soll-Ist Vergleich<text:tab/>9</text:a></text:p>
          <text:p text:style-name="P47"><text:a xlink:type="simple" xlink:href="#__RefHeading__562_990239004" text:style-name="Index_20_Link" text:visited-style-name="Index_20_Link">4.3 Ausblick<text:tab/>9</text:a></text:p>
          <text:p text:style-name="P47"><text:a xlink:type="simple" xlink:href="#__RefHeading__1590_1050685657" text:style-name="Index_20_Link" text:visited-style-name="Index_20_Link">4.4 Mögliche Verbesserungen<text:tab/>9</text:a></text:p>
          <text:p text:style-name="P46"><text:a xlink:type="simple" xlink:href="#__RefHeading__564_990239004" text:style-name="Index_20_Link" text:visited-style-name="Index_20_Link">Glossar<text:tab/>9</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rojektDoku_3a__20_Ü1" text:outline-level="1"><text:bookmark-start text:name="__RefHeading__480_990239004"/><text:soft-page-break/>1. Projektdefinition<text:bookmark-end text:name="__RefHeading__480_990239004"/></text:h>
      <text:h text:style-name="ProjektDoku_3a__20_Ü2" text:outline-level="2"><text:bookmark-start text:name="__RefHeading__482_990239004"/>1.1 Projektumfeld<text:bookmark-end text:name="__RefHeading__482_990239004"/></text:h>
      <text:p text:style-name="Fließtext">Der Ausbildungsbetrieb plus B (Baghdadli-Becker GbR) ist als Webagentur für kleine und mittelständische Unternehmen, sowie für öffentliche Einrichtungen tätig. plus B wurde 2004 von den Diplom-Informatikern Robert Becker und Sascha Baghdadli gegründet. Aktuell beschäftigt plus B fünf Mitarbeiter.</text:p>
      <text:p text:style-name="Fließtext">Das Geschäftsfeld von plus B liegt in den OpenSource Content Management Systemen, deren Einrichtung, Implementierung und Weiterentwicklung. Der Fokus wurde dabei in den letzten Jahren auf das System TYPO3 gelegt.</text:p>
      <text:p text:style-name="Fließtext"><text:span text:style-name="Absatz-Standardschriftart"><text:span text:style-name="T6">Der Kunde ist das Deutsches Kinderhilfswerk e.V. und im speziellen das vom Kunden gegründete Projekt U18.</text:span></text:span><text:span text:style-name="T6"> </text:span><text:span text:style-name="Absatz-Standardschriftart"><text:span text:style-name="T6">U18 ist die Wahl für alle Kinder und Jugendlichen. Neun Tage vor "echten" Wahlen dürfen alle unter 18 ihre Stimme abgeben, unter nur leicht veränderten Bedingungen. Die Ergebnisse werden ausgewertet und veröffentlicht. U18 kann sowohl im Rahmen von Landeswahlen als auch von Bundestagswahlen durchgeführt werden. Teilnehmen können alle Kinder unter Jugendliche unter 18 Jahren aller Nationalitäten.</text:span></text:span></text:p>
      <text:p text:style-name="P8"/>
      <text:h text:style-name="ProjektDoku_3a__20_Ü2" text:outline-level="2"><text:bookmark-start text:name="__RefHeading__484_990239004"/>1.2 Kurzform der Aufgabenstellung<text:bookmark-end text:name="__RefHeading__484_990239004"/></text:h>
      <text:p text:style-name="Fließtext">Ziel der Weiterentwicklung ist es, die U18-Plattform zukunftssicher und skalierbar zu entwickeln. Die U18-Wahlen werden vor Ort in Jugendeinrichtungen und Schulen durchgeführt und zählen ausschließlich die Zweitstimmen, die von den Kindern und Jugendlichen gewählt werden.</text:p>
      <text:p text:style-name="Fließtext">Die Neu- bzw. Weiterentwicklung dient dem Ziel, dass die Initialisierung und Freischaltung neuer Wahlen ohne Programmieraufwand möglich ist und dadurch eine nachhaltige Nutzung des Systems ermöglicht.</text:p>
      <text:p text:style-name="Fließtext">Als weitere Neuerung ist die Umsetzung eines Servicemoduls geplant, die am Wahltag den Telefonsupport-Mitarbeitern zur Verfügung steht und eine schnelle Hilfestellung ermöglich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rojektDoku_3a__20_Ü2" text:outline-level="2"><text:bookmark-start text:name="__RefHeading__486_990239004"/><text:soft-page-break/>1.3 Ist-Analyse<text:bookmark-end text:name="__RefHeading__486_990239004"/></text:h>
      <text:p text:style-name="Fließtext">Das momentane U18-System wurde mit dem PHP-Framework „Cake“, außerhalb der <text:span text:style-name="T17">bestehenden</text:span> TYPO3 Website entwickelt, sodass es nicht möglich war die Ergebnisse der Wahlen und die Veranstaltungen der Wahllokale in die Website einzubetten.</text:p>
      <text:p text:style-name="Fließtext"><text:span text:style-name="T2">Wahlen (und die dazugehörigen Parteien) müssen vom Entwickler eingerichtet werden, da dazu Programmieraufwand entsteht. </text:span><text:span text:style-name="T3">Anschließend können sich die Wahllokale Anmelden. Diese werden geprüft und nach der Wahl zur Ergebniseingabe freigeschaltet. Nachdem die Wahllokale ihre Ergebnisse eingetragen haben, wird eine statistische Auswertung generiert und die Wahl somit abgeschlossen.</text:span></text:p>
      <text:p text:style-name="Fließtext">Parallel zur Wahl können Wahllokale Veranstaltungen eintragen, die im Rahmen der U18-Wahl das Thema Wahlen <text:span text:style-name="T4">für Minderjährige inhaltlich aufbereiten.</text:span></text:p>
      <text:p text:style-name="P9">Das momentane Datenbankschema erlaubt es nicht, eine Statistik im Bezug auf eine vergangene Wahl zu erstellen.</text:p>
      <text:p text:style-name="P8"/>
      <text:h text:style-name="ProjektDoku_3a__20_Ü2" text:outline-level="2"><text:bookmark-start text:name="__RefHeading__488_990239004"/><text:span text:style-name="T4">1.4 Soll-</text:span><text:span text:style-name="T5">K</text:span><text:span text:style-name="T4">onzept</text:span><text:bookmark-end text:name="__RefHeading__488_990239004"/></text:h>
      <text:p text:style-name="P10"><text:bookmark-start text:name="__RefHeading__490_990239004"/>Die zukünftige U18 Wahlplattform soll <text:span text:style-name="T18">als</text:span> TYPO3 <text:span text:style-name="T18">Erweiterung Umgesetzt werden</text:span>. Die Wahllokale und Veranstaltungen, die über die Wahlplattform eingegeben werden, müssen direkt auf der Webseite ausgegeben werden können. Das System soll skalierbar sein, d.h. Redakteure müssen die Möglichkeit haben neue Wahlen anzulegen ohne das hierfür Programmieraufwand nötig ist. Des weiteren muss es möglich sein bestimmten Gruppen zu erlauben, die Passwörter der Wahllokale abzuändern. Das Design wird komplett im Rahmen von Twitter-Bootstrap erstellt, da dies bereits eine Optimierung für mobile Geräte vorweist. Durch das neue Datenbankmodell soll es auch möglich sein, statistische Auswertungen aktueller Wahlen in Bezug auf vergangene Wahlen zu generieren.<text:bookmark-end text:name="__RefHeading__490_99023900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7" text:outline-level="1"><text:bookmark-start text:name="__RefHeading__494_990239004"/><text:soft-page-break/>2. Projektplanung<text:bookmark-end text:name="__RefHeading__494_990239004"/></text:h>
      <text:h text:style-name="ProjektDoku_3a__20_Ü2" text:outline-level="2"><text:bookmark-start text:name="__RefHeading__496_990239004"/>2.1 Projektstrukturplan<text:bookmark-end text:name="__RefHeading__496_990239004"/></text:h>
      <text:list xml:id="list6739879554330941342" text:style-name="L1">
        <text:list-item>
          <text:list>
            <text:list-item>
              <text:p text:style-name="P34"><text:bookmark-start text:name="__RefHeading__531_67869521"/>Aufgabenerfassung<text:bookmark-end text:name="__RefHeading__531_67869521"/></text:p>
              <text:list>
                <text:list-item>
                  <text:h text:style-name="P48" text:outline-level="2"><text:bookmark-start text:name="__RefHeading__533_67869521"/>Erfassung, Ausformulierung und Protokollierung der Anforderungen<text:bookmark-end text:name="__RefHeading__533_67869521"/></text:h>
                </text:list-item>
                <text:list-item>
                  <text:h text:style-name="P48" text:outline-level="2"><text:bookmark-start text:name="__RefHeading__535_67869521"/>Kostenanalyse<text:bookmark-end text:name="__RefHeading__535_67869521"/></text:h>
                </text:list-item>
              </text:list>
            </text:list-item>
            <text:list-item>
              <text:h text:style-name="P48" text:outline-level="2"><text:bookmark-start text:name="__RefHeading__537_67869521"/>Planung und Entwurf<text:bookmark-end text:name="__RefHeading__537_67869521"/></text:h>
              <text:list>
                <text:list-item>
                  <text:h text:style-name="P48" text:outline-level="2"><text:bookmark-start text:name="__RefHeading__539_67869521"/>Planung des Datenbankschemas<text:bookmark-end text:name="__RefHeading__539_67869521"/></text:h>
                </text:list-item>
                <text:list-item>
                  <text:h text:style-name="P48" text:outline-level="2"><text:bookmark-start text:name="__RefHeading__541_67869521"/>Planung der Programmstruktur<text:bookmark-end text:name="__RefHeading__541_67869521"/></text:h>
                </text:list-item>
              </text:list>
            </text:list-item>
            <text:list-item>
              <text:h text:style-name="P48" text:outline-level="2"><text:bookmark-start text:name="__RefHeading__543_67869521"/>Realisierung<text:bookmark-end text:name="__RefHeading__543_67869521"/></text:h>
              <text:list>
                <text:list-item>
                  <text:h text:style-name="P48" text:outline-level="2"><text:bookmark-start text:name="__RefHeading__545_67869521"/>Vorbereiten des Webservers<text:bookmark-end text:name="__RefHeading__545_67869521"/></text:h>
                </text:list-item>
                <text:list-item>
                  <text:h text:style-name="P48" text:outline-level="2"><text:bookmark-start text:name="__RefHeading__547_67869521"/>Installation des CMS (TYPO3)<text:bookmark-end text:name="__RefHeading__547_67869521"/></text:h>
                </text:list-item>
                <text:list-item>
                  <text:h text:style-name="P48" text:outline-level="2"><text:bookmark-start text:name="__RefHeading__549_67869521"/>Installation notwendiger Erweiterungen zur Bereitstellung der Grundstruktur<text:bookmark-end text:name="__RefHeading__549_67869521"/></text:h>
                </text:list-item>
                <text:list-item>
                  <text:h text:style-name="P48" text:outline-level="2"><text:bookmark-start text:name="__RefHeading__551_67869521"/>Entwicklung einer individuellen Erweiterung zur Umsetzung der spezifischen Anforderungen des Projekts<text:bookmark-end text:name="__RefHeading__551_67869521"/></text:h>
                </text:list-item>
                <text:list-item>
                  <text:h text:style-name="P48" text:outline-level="2"><text:bookmark-start text:name="__RefHeading__553_67869521"/>Einrichtung der Benutzergruppen und -berechtigungen<text:bookmark-end text:name="__RefHeading__553_67869521"/></text:h>
                </text:list-item>
              </text:list>
            </text:list-item>
            <text:list-item>
              <text:h text:style-name="P48" text:outline-level="2"><text:bookmark-start text:name="__RefHeading__555_67869521"/>Qualitätsmanagement<text:bookmark-end text:name="__RefHeading__555_67869521"/></text:h>
              <text:list>
                <text:list-item>
                  <text:h text:style-name="P48" text:outline-level="2"><text:bookmark-start text:name="__RefHeading__557_67869521"/>Erstellung und Ausführung von Testszenarien<text:bookmark-end text:name="__RefHeading__557_67869521"/></text:h>
                </text:list-item>
              </text:list>
            </text:list-item>
            <text:list-item>
              <text:h text:style-name="P48" text:outline-level="2"><text:bookmark-start text:name="__RefHeading__559_67869521"/>Dokumentation<text:bookmark-end text:name="__RefHeading__559_67869521"/></text:h>
              <text:list>
                <text:list-item>
                  <text:h text:style-name="P48" text:outline-level="2"><text:bookmark-start text:name="__RefHeading__561_67869521"/>Interne Dokumentation<text:bookmark-end text:name="__RefHeading__561_67869521"/></text:h>
                </text:list-item>
                <text:list-item>
                  <text:h text:style-name="P48" text:outline-level="2"><text:bookmark-start text:name="__RefHeading__563_67869521"/>Quellcode-Dokumentation<text:bookmark-end text:name="__RefHeading__563_67869521"/></text:h>
                </text:list-item>
                <text:list-item>
                  <text:h text:style-name="P48" text:outline-level="2"><text:bookmark-start text:name="__RefHeading__565_67869521"/>IHK-Konforme Projektdokumentation<text:bookmark-end text:name="__RefHeading__565_67869521"/></text:h>
                </text:list-item>
              </text:list>
            </text:list-item>
            <text:list-item>
              <text:h text:style-name="P48" text:outline-level="2"><text:bookmark-start text:name="__RefHeading__567_67869521"/>Abschließende Aufgaben<text:bookmark-end text:name="__RefHeading__567_67869521"/></text:h>
              <text:list>
                <text:list-item>
                  <text:h text:style-name="P48" text:outline-level="2"><text:bookmark-start text:name="__RefHeading__569_67869521"/>Abgabe des Projekts an den Auftraggeber<text:bookmark-end text:name="__RefHeading__569_67869521"/></text:h>
                </text:list-item>
                <text:list-item>
                  <text:h text:style-name="P48" text:outline-level="2"><text:bookmark-start text:name="__RefHeading__571_67869521"/>Fehleridentifikation und -bereinigung<text:bookmark-end text:name="__RefHeading__571_67869521"/></text:h>
                </text:list-item>
                <text:list-item>
                  <text:h text:style-name="P48" text:outline-level="2"><text:bookmark-start text:name="__RefHeading__573_67869521"/>Schulung der Mitarbeiter<text:bookmark-end text:name="__RefHeading__573_67869521"/></text:h>
                </text:list-item>
              </text:list>
            </text:list-item>
          </text:list>
        </text:list-item>
      </text:list>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0" text:outline-level="2"><text:bookmark-start text:name="__RefHeading__498_990239004"/><text:soft-page-break/>2.2 Projektphasen mit Zeitplanung<text:bookmark-end text:name="__RefHeading__498_990239004"/></text:h>
      <table:table table:name="Projektphasen" table:style-name="Projektphasen">
        <table:table-column table:style-name="Projektphasen.A"/>
        <table:table-column table:style-name="Projektphasen.B"/>
        <table:table-column table:style-name="Projektphasen.C"/>
        <table:table-row>
          <table:table-cell table:style-name="Projektphasen.A1" office:value-type="string">
            <text:p text:style-name="Table_20_Heading">Hauptaufgabe</text:p>
          </table:table-cell>
          <table:table-cell table:style-name="Projektphasen.B1" office:value-type="string">
            <text:p text:style-name="Table_20_Heading">Teilaufgabe</text:p>
          </table:table-cell>
          <table:table-cell table:style-name="Projektphasen.B1" office:value-type="string">
            <text:p text:style-name="Table_20_Heading"><text:span text:style-name="T16">g</text:span>eschätzte Zeit (in Stunden<text:span text:style-name="T16">)</text:span></text:p>
          </table:table-cell>
        </table:table-row>
        <table:table-row>
          <table:table-cell table:style-name="Projektphasen.A1" office:value-type="string">
            <text:p text:style-name="P12">Aufgabenerfassung</text:p>
          </table:table-cell>
          <table:table-cell table:style-name="Projektphasen.B2" office:value-type="string">
            <text:p text:style-name="P18">Erfassung, Ausformulierung und Protokollierung der Anforderungen</text:p>
          </table:table-cell>
          <table:table-cell table:style-name="Projektphasen.B2" office:value-type="string">
            <text:p text:style-name="P20">5</text:p>
          </table:table-cell>
        </table:table-row>
        <table:table-row>
          <table:table-cell table:style-name="Projektphasen.A1" office:value-type="string">
            <text:p text:style-name="P11"/>
          </table:table-cell>
          <table:table-cell table:style-name="Projektphasen.B2" office:value-type="string">
            <text:p text:style-name="P18">Kostenanalyse</text:p>
          </table:table-cell>
          <table:table-cell table:style-name="Projektphasen.B2" office:value-type="string">
            <text:p text:style-name="P20">2</text:p>
          </table:table-cell>
        </table:table-row>
        <table:table-row>
          <table:table-cell table:style-name="Projektphasen.A1" office:value-type="string">
            <text:p text:style-name="P12">Planung und Entwurf</text:p>
          </table:table-cell>
          <table:table-cell table:style-name="Projektphasen.B2" office:value-type="string">
            <text:p text:style-name="P18">Planung des Datenbankschemas</text:p>
          </table:table-cell>
          <table:table-cell table:style-name="Projektphasen.B2" office:value-type="string">
            <text:p text:style-name="P20">10</text:p>
          </table:table-cell>
        </table:table-row>
        <table:table-row>
          <table:table-cell table:style-name="Projektphasen.A1" office:value-type="string">
            <text:p text:style-name="P11"/>
          </table:table-cell>
          <table:table-cell table:style-name="Projektphasen.B2" office:value-type="string">
            <text:p text:style-name="P18">Planung der Programmstruktur</text:p>
          </table:table-cell>
          <table:table-cell table:style-name="Projektphasen.B2" office:value-type="string">
            <text:p text:style-name="P20">8</text:p>
          </table:table-cell>
        </table:table-row>
        <table:table-row>
          <table:table-cell table:style-name="Projektphasen.A1" office:value-type="string">
            <text:p text:style-name="P12">Realisierung</text:p>
          </table:table-cell>
          <table:table-cell table:style-name="Projektphasen.B2" office:value-type="string">
            <text:p text:style-name="P18">Vorbereitung des Webservers</text:p>
          </table:table-cell>
          <table:table-cell table:style-name="Projektphasen.B2" office:value-type="string">
            <text:p text:style-name="P20">0,5</text:p>
          </table:table-cell>
        </table:table-row>
        <table:table-row>
          <table:table-cell table:style-name="Projektphasen.A1" office:value-type="string">
            <text:p text:style-name="P11"/>
          </table:table-cell>
          <table:table-cell table:style-name="Projektphasen.B2" office:value-type="string">
            <text:p text:style-name="P18">Installation des CMS (TYPO3)</text:p>
          </table:table-cell>
          <table:table-cell table:style-name="Projektphasen.B2" office:value-type="string">
            <text:p text:style-name="P20">0,5</text:p>
          </table:table-cell>
        </table:table-row>
        <table:table-row>
          <table:table-cell table:style-name="Projektphasen.A1" office:value-type="string">
            <text:p text:style-name="P11"/>
          </table:table-cell>
          <table:table-cell table:style-name="Projektphasen.B2" office:value-type="string">
            <text:p text:style-name="P18">Installation notwendiger Erweiterungen zur Bereitstellung der Grundstruktur</text:p>
          </table:table-cell>
          <table:table-cell table:style-name="Projektphasen.B2" office:value-type="string">
            <text:p text:style-name="P20">0,5</text:p>
          </table:table-cell>
        </table:table-row>
        <table:table-row>
          <table:table-cell table:style-name="Projektphasen.A1" office:value-type="string">
            <text:p text:style-name="P11"/>
          </table:table-cell>
          <table:table-cell table:style-name="Projektphasen.B2" office:value-type="string">
            <text:p text:style-name="P18">Entwicklung einer individuellen Erweiterung zur Umsetzung der spezifischen</text:p>
            <text:p text:style-name="P18">Anforderungen des Projekts</text:p>
          </table:table-cell>
          <table:table-cell table:style-name="Projektphasen.B2" office:value-type="string">
            <text:p text:style-name="P20">23</text:p>
          </table:table-cell>
        </table:table-row>
        <table:table-row>
          <table:table-cell table:style-name="Projektphasen.A1" office:value-type="string">
            <text:p text:style-name="P17"/>
          </table:table-cell>
          <table:table-cell table:style-name="Projektphasen.B2" office:value-type="string">
            <text:p text:style-name="P18">Einrichtung der Benutzergruppen und -berechtigungen</text:p>
          </table:table-cell>
          <table:table-cell table:style-name="Projektphasen.B2" office:value-type="string">
            <text:p text:style-name="P20">2</text:p>
          </table:table-cell>
        </table:table-row>
        <table:table-row>
          <table:table-cell table:style-name="Projektphasen.A1" office:value-type="string">
            <text:p text:style-name="P12">Qualitätsmanagement</text:p>
          </table:table-cell>
          <table:table-cell table:style-name="Projektphasen.B2" office:value-type="string">
            <text:p text:style-name="P18">Erstellung und Ausführung von Testszenarien</text:p>
          </table:table-cell>
          <table:table-cell table:style-name="Projektphasen.B2" office:value-type="string">
            <text:p text:style-name="P20">2</text:p>
          </table:table-cell>
        </table:table-row>
        <table:table-row>
          <table:table-cell table:style-name="Projektphasen.A1" office:value-type="string">
            <text:p text:style-name="P12">Dokumentation</text:p>
          </table:table-cell>
          <table:table-cell table:style-name="Projektphasen.B2" office:value-type="string">
            <text:p text:style-name="P18">Interne Dokumentation</text:p>
          </table:table-cell>
          <table:table-cell table:style-name="Projektphasen.B2" office:value-type="string">
            <text:p text:style-name="P20">2</text:p>
          </table:table-cell>
        </table:table-row>
        <table:table-row>
          <table:table-cell table:style-name="Projektphasen.A1" office:value-type="string">
            <text:p text:style-name="P11"/>
          </table:table-cell>
          <table:table-cell table:style-name="Projektphasen.B2" office:value-type="string">
            <text:p text:style-name="P18">Quellcode-Dokumentation</text:p>
          </table:table-cell>
          <table:table-cell table:style-name="Projektphasen.B2" office:value-type="string">
            <text:p text:style-name="P20">1</text:p>
          </table:table-cell>
        </table:table-row>
        <table:table-row>
          <table:table-cell table:style-name="Projektphasen.A1" office:value-type="string">
            <text:p text:style-name="P11"/>
          </table:table-cell>
          <table:table-cell table:style-name="Projektphasen.B2" office:value-type="string">
            <text:p text:style-name="P18">IHK-konforme Projektdokumentation</text:p>
          </table:table-cell>
          <table:table-cell table:style-name="Projektphasen.B2" office:value-type="string">
            <text:p text:style-name="P20">7</text:p>
          </table:table-cell>
        </table:table-row>
        <table:table-row>
          <table:table-cell table:style-name="Projektphasen.A1" office:value-type="string">
            <text:p text:style-name="P12">Abschließende Aufgaben</text:p>
          </table:table-cell>
          <table:table-cell table:style-name="Projektphasen.B2" office:value-type="string">
            <text:p text:style-name="P18">Abgabe des Projekts an den Auftraggeber</text:p>
          </table:table-cell>
          <table:table-cell table:style-name="Projektphasen.B2" office:value-type="string">
            <text:p text:style-name="P20">0,5</text:p>
          </table:table-cell>
        </table:table-row>
        <table:table-row>
          <table:table-cell table:style-name="Projektphasen.A1" office:value-type="string">
            <text:p text:style-name="P11"/>
          </table:table-cell>
          <table:table-cell table:style-name="Projektphasen.B2" office:value-type="string">
            <text:p text:style-name="P18">Fehleridentifikation und -bereinigung</text:p>
          </table:table-cell>
          <table:table-cell table:style-name="Projektphasen.B2" office:value-type="string">
            <text:p text:style-name="P20">3</text:p>
          </table:table-cell>
        </table:table-row>
        <table:table-row>
          <table:table-cell table:style-name="Projektphasen.A1" office:value-type="string">
            <text:p text:style-name="P11"/>
          </table:table-cell>
          <table:table-cell table:style-name="Projektphasen.B2" office:value-type="string">
            <text:p text:style-name="P18">Schulung der Mitarbeiter</text:p>
          </table:table-cell>
          <table:table-cell table:style-name="Projektphasen.B2" office:value-type="string">
            <text:p text:style-name="P20">2</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2" text:outline-level="2"><text:bookmark-start text:name="__RefHeading__500_990239004"/><text:soft-page-break/>2.3 Kostenplanung<text:bookmark-end text:name="__RefHeading__500_990239004"/></text:h>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27">Hauptaufgabe</text:p>
            </table:table-cell>
            <table:table-cell table:style-name="Tabelle1.B1" office:value-type="string">
              <text:p text:style-name="P27">Teilaufgabe</text:p>
            </table:table-cell>
            <table:table-cell table:style-name="Tabelle1.C1" office:value-type="string">
              <text:p text:style-name="P27">Anzahl</text:p>
              <text:p text:style-name="P27">Stunden</text:p>
            </table:table-cell>
            <table:table-cell table:style-name="Tabelle1.D1" office:value-type="string">
              <text:p text:style-name="P27">Stunden-satz in €</text:p>
            </table:table-cell>
            <table:table-cell table:style-name="Tabelle1.E1" office:value-type="string">
              <text:p text:style-name="P27">Summe in €</text:p>
            </table:table-cell>
          </table:table-row>
        </table:table-header-rows>
        <table:table-row>
          <table:table-cell table:style-name="Tabelle1.A17" office:value-type="string">
            <text:p text:style-name="P13">Aufgabenerfassung</text:p>
          </table:table-cell>
          <table:table-cell table:style-name="Tabelle1.B2" office:value-type="string">
            <text:p text:style-name="P19">Erfassung, Ausformulierung und Protokollierung der Anforderungen</text:p>
          </table:table-cell>
          <table:table-cell table:style-name="Tabelle1.C17" office:value-type="string">
            <text:p text:style-name="P21">5</text:p>
          </table:table-cell>
          <table:table-cell table:style-name="Tabelle1.D2" office:value-type="string">
            <text:p text:style-name="P22">60</text:p>
          </table:table-cell>
          <table:table-cell table:style-name="Tabelle1.E2" office:value-type="string">
            <text:p text:style-name="P22">300</text:p>
          </table:table-cell>
        </table:table-row>
        <table:table-row>
          <table:table-cell table:style-name="Tabelle1.A17" office:value-type="string">
            <text:p text:style-name="P16"/>
          </table:table-cell>
          <table:table-cell table:style-name="Tabelle1.B3" office:value-type="string">
            <text:p text:style-name="P19">Kostenanalyse</text:p>
          </table:table-cell>
          <table:table-cell table:style-name="Tabelle1.C17" office:value-type="string">
            <text:p text:style-name="P23">2</text:p>
          </table:table-cell>
          <table:table-cell table:style-name="Tabelle1.D3" office:value-type="string">
            <text:p text:style-name="P22">60</text:p>
          </table:table-cell>
          <table:table-cell table:style-name="Tabelle1.E3" office:value-type="string">
            <text:p text:style-name="P22">120</text:p>
          </table:table-cell>
        </table:table-row>
        <table:table-row>
          <table:table-cell table:style-name="Tabelle1.A17" office:value-type="string">
            <text:p text:style-name="P13">Planung und Entwurf</text:p>
          </table:table-cell>
          <table:table-cell table:style-name="Tabelle1.B4" office:value-type="string">
            <text:p text:style-name="P19">Planung des Datenbankschemas</text:p>
          </table:table-cell>
          <table:table-cell table:style-name="Tabelle1.C17" office:value-type="string">
            <text:p text:style-name="P23">10</text:p>
          </table:table-cell>
          <table:table-cell table:style-name="Tabelle1.D4" office:value-type="string">
            <text:p text:style-name="P22">60</text:p>
          </table:table-cell>
          <table:table-cell table:style-name="Tabelle1.E4" office:value-type="string">
            <text:p text:style-name="P22">600</text:p>
          </table:table-cell>
        </table:table-row>
        <table:table-row>
          <table:table-cell table:style-name="Tabelle1.A17" office:value-type="string">
            <text:p text:style-name="P16"/>
          </table:table-cell>
          <table:table-cell table:style-name="Tabelle1.B5" office:value-type="string">
            <text:p text:style-name="P19">Planung der Programmstruktur</text:p>
          </table:table-cell>
          <table:table-cell table:style-name="Tabelle1.C17" office:value-type="string">
            <text:p text:style-name="P23">8</text:p>
          </table:table-cell>
          <table:table-cell table:style-name="Tabelle1.D5" office:value-type="string">
            <text:p text:style-name="P22">60</text:p>
          </table:table-cell>
          <table:table-cell table:style-name="Tabelle1.E5" office:value-type="string">
            <text:p text:style-name="P22">480</text:p>
          </table:table-cell>
        </table:table-row>
        <table:table-row>
          <table:table-cell table:style-name="Tabelle1.A17" office:value-type="string">
            <text:p text:style-name="P13">Realisierung</text:p>
          </table:table-cell>
          <table:table-cell table:style-name="Tabelle1.B6" office:value-type="string">
            <text:p text:style-name="P19">Vorbereitung des Webservers</text:p>
          </table:table-cell>
          <table:table-cell table:style-name="Tabelle1.C17" office:value-type="string">
            <text:p text:style-name="P23">0,5</text:p>
          </table:table-cell>
          <table:table-cell table:style-name="Tabelle1.D6" office:value-type="string">
            <text:p text:style-name="P22">60</text:p>
          </table:table-cell>
          <table:table-cell table:style-name="Tabelle1.E6" office:value-type="string">
            <text:p text:style-name="P22">30</text:p>
          </table:table-cell>
        </table:table-row>
        <table:table-row>
          <table:table-cell table:style-name="Tabelle1.A17" office:value-type="string">
            <text:p text:style-name="P16"/>
          </table:table-cell>
          <table:table-cell table:style-name="Tabelle1.B7" office:value-type="string">
            <text:p text:style-name="P19">Installation des CMS (TYPO3)</text:p>
          </table:table-cell>
          <table:table-cell table:style-name="Tabelle1.C17" office:value-type="string">
            <text:p text:style-name="P23">0,5</text:p>
          </table:table-cell>
          <table:table-cell table:style-name="Tabelle1.D7" office:value-type="string">
            <text:p text:style-name="P22">60</text:p>
          </table:table-cell>
          <table:table-cell table:style-name="Tabelle1.E7" office:value-type="string">
            <text:p text:style-name="P22">30</text:p>
          </table:table-cell>
        </table:table-row>
        <table:table-row>
          <table:table-cell table:style-name="Tabelle1.A17" office:value-type="string">
            <text:p text:style-name="P16"/>
          </table:table-cell>
          <table:table-cell table:style-name="Tabelle1.B8" office:value-type="string">
            <text:p text:style-name="P19">Installation notwendiger Erweiterungen zur Bereitstellung der Grundstruktur</text:p>
          </table:table-cell>
          <table:table-cell table:style-name="Tabelle1.C17" office:value-type="string">
            <text:p text:style-name="P23">0,5</text:p>
          </table:table-cell>
          <table:table-cell table:style-name="Tabelle1.D8" office:value-type="string">
            <text:p text:style-name="P22">60</text:p>
          </table:table-cell>
          <table:table-cell table:style-name="Tabelle1.E8" office:value-type="string">
            <text:p text:style-name="P22">30</text:p>
          </table:table-cell>
        </table:table-row>
        <table:table-row>
          <table:table-cell table:style-name="Tabelle1.A17" office:value-type="string">
            <text:p text:style-name="P16"/>
          </table:table-cell>
          <table:table-cell table:style-name="Tabelle1.B9" office:value-type="string">
            <text:p text:style-name="P19">Entwicklung einer individuellen Erweiterung zur Umsetzung der spezifischen</text:p>
            <text:p text:style-name="P19">Anforderungen des Projekts</text:p>
          </table:table-cell>
          <table:table-cell table:style-name="Tabelle1.C17" office:value-type="string">
            <text:p text:style-name="P23">23</text:p>
          </table:table-cell>
          <table:table-cell table:style-name="Tabelle1.D9" office:value-type="string">
            <text:p text:style-name="P22">60</text:p>
          </table:table-cell>
          <table:table-cell table:style-name="Tabelle1.E9" office:value-type="string">
            <text:p text:style-name="P22">1380</text:p>
          </table:table-cell>
        </table:table-row>
        <table:table-row>
          <table:table-cell table:style-name="Tabelle1.A17" office:value-type="string">
            <text:p text:style-name="P16"/>
          </table:table-cell>
          <table:table-cell table:style-name="Tabelle1.B10" office:value-type="string">
            <text:p text:style-name="P19">Einrichtung der Benutzergruppen und -berechtigungen</text:p>
          </table:table-cell>
          <table:table-cell table:style-name="Tabelle1.C17" office:value-type="string">
            <text:p text:style-name="P23">2</text:p>
          </table:table-cell>
          <table:table-cell table:style-name="Tabelle1.D10" office:value-type="string">
            <text:p text:style-name="P22">60</text:p>
          </table:table-cell>
          <table:table-cell table:style-name="Tabelle1.E10" office:value-type="string">
            <text:p text:style-name="P22">120</text:p>
          </table:table-cell>
        </table:table-row>
        <table:table-row>
          <table:table-cell table:style-name="Tabelle1.A17" office:value-type="string">
            <text:p text:style-name="P13">Qualitätsmanagement</text:p>
          </table:table-cell>
          <table:table-cell table:style-name="Tabelle1.B11" office:value-type="string">
            <text:p text:style-name="P19">Erstellung und Ausführung von Testszenarien</text:p>
          </table:table-cell>
          <table:table-cell table:style-name="Tabelle1.C17" office:value-type="string">
            <text:p text:style-name="P23">2</text:p>
          </table:table-cell>
          <table:table-cell table:style-name="Tabelle1.D11" office:value-type="string">
            <text:p text:style-name="P22">60</text:p>
          </table:table-cell>
          <table:table-cell table:style-name="Tabelle1.E11" office:value-type="string">
            <text:p text:style-name="P22">120</text:p>
          </table:table-cell>
        </table:table-row>
        <table:table-row>
          <table:table-cell table:style-name="Tabelle1.A17" office:value-type="string">
            <text:p text:style-name="P13">Dokumentation</text:p>
          </table:table-cell>
          <table:table-cell table:style-name="Tabelle1.B12" office:value-type="string">
            <text:p text:style-name="P19">Interne Dokumentation</text:p>
          </table:table-cell>
          <table:table-cell table:style-name="Tabelle1.C17" office:value-type="string">
            <text:p text:style-name="P23">2</text:p>
          </table:table-cell>
          <table:table-cell table:style-name="Tabelle1.D12" office:value-type="string">
            <text:p text:style-name="P22">60</text:p>
          </table:table-cell>
          <table:table-cell table:style-name="Tabelle1.E12" office:value-type="string">
            <text:p text:style-name="P22">120</text:p>
          </table:table-cell>
        </table:table-row>
        <table:table-row>
          <table:table-cell table:style-name="Tabelle1.A17" office:value-type="string">
            <text:p text:style-name="P16"/>
          </table:table-cell>
          <table:table-cell table:style-name="Tabelle1.B13" office:value-type="string">
            <text:p text:style-name="P19">Quellcode-Dokumentation</text:p>
          </table:table-cell>
          <table:table-cell table:style-name="Tabelle1.C17" office:value-type="string">
            <text:p text:style-name="P23">1</text:p>
          </table:table-cell>
          <table:table-cell table:style-name="Tabelle1.D13" office:value-type="string">
            <text:p text:style-name="P22">60</text:p>
          </table:table-cell>
          <table:table-cell table:style-name="Tabelle1.E13" office:value-type="string">
            <text:p text:style-name="P22">60</text:p>
          </table:table-cell>
        </table:table-row>
        <table:table-row>
          <table:table-cell table:style-name="Tabelle1.A17" office:value-type="string">
            <text:p text:style-name="P16"/>
          </table:table-cell>
          <table:table-cell table:style-name="Tabelle1.B14" office:value-type="string">
            <text:p text:style-name="P19">IHK-konforme Projektdokumentation</text:p>
          </table:table-cell>
          <table:table-cell table:style-name="Tabelle1.C17" office:value-type="string">
            <text:p text:style-name="P23">7</text:p>
          </table:table-cell>
          <table:table-cell table:style-name="Tabelle1.D14" office:value-type="string">
            <text:p text:style-name="P22">60</text:p>
          </table:table-cell>
          <table:table-cell table:style-name="Tabelle1.E14" office:value-type="string">
            <text:p text:style-name="P22">420</text:p>
          </table:table-cell>
        </table:table-row>
        <table:table-row>
          <table:table-cell table:style-name="Tabelle1.A17" office:value-type="string">
            <text:p text:style-name="P13">Abschließende Aufgaben</text:p>
          </table:table-cell>
          <table:table-cell table:style-name="Tabelle1.B15" office:value-type="string">
            <text:p text:style-name="P19">Abgabe des Projekts an den Auftraggeber</text:p>
          </table:table-cell>
          <table:table-cell table:style-name="Tabelle1.C17" office:value-type="string">
            <text:p text:style-name="P23">0,5</text:p>
          </table:table-cell>
          <table:table-cell table:style-name="Tabelle1.D15" office:value-type="string">
            <text:p text:style-name="P22">60</text:p>
          </table:table-cell>
          <table:table-cell table:style-name="Tabelle1.E15" office:value-type="string">
            <text:p text:style-name="P22">30</text:p>
          </table:table-cell>
        </table:table-row>
        <table:table-row>
          <table:table-cell table:style-name="Tabelle1.A17" office:value-type="string">
            <text:p text:style-name="P16"/>
          </table:table-cell>
          <table:table-cell table:style-name="Tabelle1.B16" office:value-type="string">
            <text:p text:style-name="P19">Fehleridentifikation und -bereinigung</text:p>
          </table:table-cell>
          <table:table-cell table:style-name="Tabelle1.C17" office:value-type="string">
            <text:p text:style-name="P23">3</text:p>
          </table:table-cell>
          <table:table-cell table:style-name="Tabelle1.D16" office:value-type="string">
            <text:p text:style-name="P22">60</text:p>
          </table:table-cell>
          <table:table-cell table:style-name="Tabelle1.E16" office:value-type="string">
            <text:p text:style-name="P22">180</text:p>
          </table:table-cell>
        </table:table-row>
        <table:table-row>
          <table:table-cell table:style-name="Tabelle1.A17" office:value-type="string">
            <text:p text:style-name="P16"/>
          </table:table-cell>
          <table:table-cell table:style-name="Tabelle1.B17" office:value-type="string">
            <text:p text:style-name="P19">Schulung der Mitarbeiter</text:p>
          </table:table-cell>
          <table:table-cell table:style-name="Tabelle1.C17" office:value-type="string">
            <text:p text:style-name="P23">2</text:p>
          </table:table-cell>
          <table:table-cell table:style-name="Tabelle1.D17" office:value-type="string">
            <text:p text:style-name="P22">60</text:p>
          </table:table-cell>
          <table:table-cell table:style-name="Tabelle1.E17" office:value-type="string">
            <text:p text:style-name="P22">120</text:p>
          </table:table-cell>
        </table:table-row>
        <table:table-row>
          <table:table-cell table:style-name="Tabelle1.A18" office:value-type="string">
            <text:p text:style-name="P14">Gesamt</text:p>
          </table:table-cell>
          <table:table-cell table:style-name="Tabelle1.B18" office:value-type="string">
            <text:p text:style-name="P15"/>
          </table:table-cell>
          <table:table-cell table:style-name="Tabelle1.C18" office:value-type="string">
            <text:p text:style-name="P24">69</text:p>
          </table:table-cell>
          <table:table-cell table:style-name="Tabelle1.D18" office:value-type="string">
            <text:p text:style-name="P22">60</text:p>
          </table:table-cell>
          <table:table-cell table:style-name="Tabelle1.E18" office:value-type="string">
            <text:p text:style-name="P25">4140</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1" text:outline-level="1"><text:bookmark-start text:name="__RefHeading__502_990239004"/><text:soft-page-break/>3. Projektdurchführung<text:bookmark-end text:name="__RefHeading__502_990239004"/></text:h>
      <text:h text:style-name="P41" text:outline-level="2"><text:bookmark-start text:name="__RefHeading__504_990239004"/>3.1 Aufgabenerfassung<text:bookmark-end text:name="__RefHeading__504_990239004"/></text:h>
      <text:h text:style-name="P51" text:outline-level="2"><text:span text:style-name="T10">Soll-Zeitaufwand: </text:span><text:span text:style-name="T13">7h</text:span></text:h>
      <text:h text:style-name="P50" text:outline-level="2"><text:span text:style-name="T10">Ist-</text:span><text:span text:style-name="T8">Zeitaufwand:</text:span><text:span text:style-name="T7"> </text:span><text:span text:style-name="T18">3</text:span><text:span text:style-name="T11">h</text:span></text:h>
      <text:h text:style-name="P57" text:outline-level="2"/>
      <text:h text:style-name="P58" text:outline-level="2">Für die Aufgabenerfassung diente das Lastenheft als Vorlage. Alle relevanten Aufgaben konnten daraus<text:span text:style-name="T33"> abgeleitet</text:span> werden.</text:h>
      <text:h text:style-name="P58" text:outline-level="2"/>
      <text:h text:style-name="P42" text:outline-level="2"><text:bookmark-start text:name="__RefHeading__1582_1050685657"/>3.2 Planung und Entwurf<text:bookmark-end text:name="__RefHeading__1582_1050685657"/></text:h>
      <text:h text:style-name="P50" text:outline-level="2"><text:span text:style-name="T9">Zeitaufwand:</text:span><text:span text:style-name="T11"> 18h</text:span></text:h>
      <text:h text:style-name="P56" text:outline-level="2"/>
      <text:h text:style-name="P52" text:outline-level="2"><text:span text:style-name="T19">Aufgrund des Lastenheftes wurde in mehreren Meetings das Datenbanklayout und </text:span><text:span text:style-name="T20">eine grobe Programmstruktur entworfen.</text:span></text:h>
      <text:h text:style-name="P59" text:outline-level="2">Des weiteren sollte evaluiert werden welches Erweiterungsframework für die Umsetzung der spezifischen Erweiterung genutzt wird.</text:h>
      <text:h text:style-name="P59" text:outline-level="2">Zur Auswahl stehen da bei TYPO3 „piBase“ und „extBase“</text:h>
      <text:h text:style-name="P59" text:outline-level="2"/>
      <table:table table:name="Table1" table:style-name="Table1">
        <table:table-column table:style-name="Table1.A"/>
        <table:table-column table:style-name="Table1.B"/>
        <table:table-column table:style-name="Table1.C"/>
        <table:table-row>
          <table:table-cell table:style-name="Table1.A1" office:value-type="string">
            <text:p text:style-name="P26"/>
          </table:table-cell>
          <table:table-cell table:style-name="Table1.A1" office:value-type="string">
            <text:p text:style-name="P29">piBase</text:p>
          </table:table-cell>
          <table:table-cell table:style-name="Table1.C1" office:value-type="string">
            <text:p text:style-name="P29">extBase</text:p>
          </table:table-cell>
        </table:table-row>
        <table:table-row>
          <table:table-cell table:style-name="Table1.A2" office:value-type="string">
            <text:p text:style-name="P30">Erweiterbarkeit</text:p>
          </table:table-cell>
          <table:table-cell table:style-name="Table1.A2" office:value-type="string">
            <text:p text:style-name="P30">Ausreichend</text:p>
          </table:table-cell>
          <table:table-cell table:style-name="Table1.C2" office:value-type="string">
            <text:p text:style-name="P30">Sehr Gut</text:p>
          </table:table-cell>
        </table:table-row>
        <table:table-row>
          <table:table-cell table:style-name="Table1.A2" office:value-type="string">
            <text:p text:style-name="P30">Performance</text:p>
          </table:table-cell>
          <table:table-cell table:style-name="Table1.A2" office:value-type="string">
            <text:p text:style-name="P30">Gut</text:p>
          </table:table-cell>
          <table:table-cell table:style-name="Table1.C2" office:value-type="string">
            <text:p text:style-name="P30">Gut</text:p>
          </table:table-cell>
        </table:table-row>
        <table:table-row>
          <table:table-cell table:style-name="Table1.A2" office:value-type="string">
            <text:p text:style-name="P30">Übersichtlichkeit</text:p>
          </table:table-cell>
          <table:table-cell table:style-name="Table1.A2" office:value-type="string">
            <text:p text:style-name="P30">Mangelhaft</text:p>
          </table:table-cell>
          <table:table-cell table:style-name="Table1.C2" office:value-type="string">
            <text:p text:style-name="P30">Sehr Gut</text:p>
          </table:table-cell>
        </table:table-row>
        <table:table-row>
          <table:table-cell table:style-name="Table1.A2" office:value-type="string">
            <text:p text:style-name="P30">Programmierschema</text:p>
          </table:table-cell>
          <table:table-cell table:style-name="Table1.A2" office:value-type="string">
            <text:p text:style-name="P31">Benutzerdefiniert</text:p>
          </table:table-cell>
          <table:table-cell table:style-name="Table1.C2" office:value-type="string">
            <text:p text:style-name="P30">MVC</text:p>
          </table:table-cell>
        </table:table-row>
        <table:table-row>
          <table:table-cell table:style-name="Table1.A2" office:value-type="string">
            <text:p text:style-name="P30">Zeitaufwand für Umsetzung</text:p>
          </table:table-cell>
          <table:table-cell table:style-name="Table1.A2" office:value-type="string">
            <text:p text:style-name="P30">Hoch</text:p>
          </table:table-cell>
          <table:table-cell table:style-name="Table1.C2" office:value-type="string">
            <text:p text:style-name="P30">Niedrig</text:p>
          </table:table-cell>
        </table:table-row>
        <table:table-row>
          <table:table-cell table:style-name="Table1.A2" office:value-type="string">
            <text:p text:style-name="P30">Wartbarkeit</text:p>
          </table:table-cell>
          <table:table-cell table:style-name="Table1.A2" office:value-type="string">
            <text:p text:style-name="P30">Ungenügend</text:p>
          </table:table-cell>
          <table:table-cell table:style-name="Table1.C2" office:value-type="string">
            <text:p text:style-name="P30">Gut</text:p>
          </table:table-cell>
        </table:table-row>
        <table:table-row>
          <table:table-cell table:style-name="Table1.A2" office:value-type="string">
            <text:p text:style-name="P30">Testbarkeit</text:p>
          </table:table-cell>
          <table:table-cell table:style-name="Table1.A2" office:value-type="string">
            <text:p text:style-name="P30">Mangelhaft</text:p>
          </table:table-cell>
          <table:table-cell table:style-name="Table1.C2" office:value-type="string">
            <text:p text:style-name="P30">Sehr Gut</text:p>
          </table:table-cell>
        </table:table-row>
        <table:table-row>
          <table:table-cell table:style-name="Table1.A2" office:value-type="string">
            <text:p text:style-name="P30">Wiederverwendbarkeit</text:p>
          </table:table-cell>
          <table:table-cell table:style-name="Table1.A2" office:value-type="string">
            <text:p text:style-name="P30">Ausreichend</text:p>
          </table:table-cell>
          <table:table-cell table:style-name="Table1.C2" office:value-type="string">
            <text:p text:style-name="P30">Sehr Gut</text:p>
          </table:table-cell>
        </table:table-row>
        <table:table-row>
          <table:table-cell table:style-name="Table1.A2" office:value-type="string">
            <text:p text:style-name="P31">Zukunftssicher</text:p>
          </table:table-cell>
          <table:table-cell table:style-name="Table1.A2" office:value-type="string">
            <text:p text:style-name="P31">Nein</text:p>
          </table:table-cell>
          <table:table-cell table:style-name="Table1.C2" office:value-type="string">
            <text:p text:style-name="P31">Ja</text:p>
          </table:table-cell>
        </table:table-row>
      </table:table>
      <text:h text:style-name="P59" text:outline-level="2"/>
      <text:h text:style-name="P60" text:outline-level="2">Aufgrund der immensen Vorteile von „extBase“, haben wir uns dafür entschieden.</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44" text:outline-level="2"><text:bookmark-start text:name="__RefHeading__508_990239004"/><text:soft-page-break/>3.3 <text:span text:style-name="T7">Realisierung</text:span><text:bookmark-end text:name="__RefHeading__508_990239004"/></text:h>
      <text:h text:style-name="P61" text:outline-level="2"><text:span text:style-name="T11">Zeitaufwand: </text:span><text:span text:style-name="T12">26,5h</text:span></text:h>
      <text:h text:style-name="P62" text:outline-level="2"/>
      <text:h text:style-name="P69" text:outline-level="2">Erste Aufgabe war es den neuen Webserver des Kunden einzurichten. <text:span text:style-name="T23">Dazu wurde eine neue Domain bestellt und diese auf den Webserver geleitet. </text:span>Nachdem dies geschehen war, wurde das TYPO3-System installiert und die alte Website importiert. </text:h>
      <text:h text:style-name="P69" text:outline-level="2">Anschließend wurden die notwendigen Erweiterungen Installiert, die für die spezifische Erweiterung unerlässlich waren.</text:h>
      <text:h text:style-name="P69" text:outline-level="2"/>
      <text:h text:style-name="P69" text:outline-level="2">Als dies geschehen war, konnte die spezifische Erweiterung Programmiert werden.</text:h>
      <text:h text:style-name="P69" text:outline-level="2">Als Erstes wurden dabei die Wahlen an sich implementiert. Da diese vom Administrator im TYPO3-Backend erstellt werden, wurde <text:span text:style-name="T24">im Frontend </text:span>eine reine Listenausgabe Programmiert.</text:h>
      <text:h text:style-name="P69" text:outline-level="2">Danach wurde die vorher installierte Erweiterung „sr_feuser_register“ so angepasst, <text:span text:style-name="T24">dass sich Benutzer direkt für eine Wahl anmelden können und als Wahllokal abgespeichert werden.</text:span></text:h>
      <text:h text:style-name="P63" text:outline-level="2"><text:span text:style-name="T21">Anschließend wurde die Wahllokalliste programmiert, </text:span><text:span text:style-name="T22">die über die Liste der Wahlen erreichbar ist. </text:span><text:span text:style-name="T24">Über diese Liste können die dazu berechtigten Benutzergruppen Wahllokale prüfen und gegebenenfalls Anpassungen durchführen.</text:span></text:h>
      <text:h text:style-name="P65" text:outline-level="2"><text:span text:style-name="T24">Als Nächstes wurde die Zuweisung der Parteien zur Wahl Programmiert. Diese ist auch über die Liste der Wahlen erreichbar und gibt den dazu berechtigten Benutzergruppen die Möglichkeit, die zur Wahl stehenden Parteien mit dieser zu verknüpfen und einen neuen Namen zuzuweisen (ggf. auch per Bundesland).</text:span></text:h>
      <text:h text:style-name="P53" text:outline-level="2"><text:span text:style-name="T15">Danach</text:span><text:span text:style-name="T14"> wurde die Möglichkeit Programmiert, Wahlkreise anzulegen und sie mit Wahllokalen zu verknüpfen. Das Anlegen geschieht auch in der Liste der Wahlen und wird pro Wahl vorgenommen. Um die Verknüpfung mit einem Wahlkreis zu ermöglichen, musste die Wahllokalbearbeitung angepasst werden.</text:span></text:h>
      <text:p text:style-name="Fließtext"/>
      <text:p text:style-name="P72"><text:bookmark-start text:name="__RefHeading__510_990239004"/><text:span text:style-name="T25">Abschließend wurden die für das Projekt relevanten Benutzergruppen im TYPO3 eingerichtet.</text:span><text:bookmark-end text:name="__RefHeading__510_990239004"/></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4"/>
      <text:p text:style-name="P74"/>
      <text:p text:style-name="P74"/>
      <text:p text:style-name="P74"/>
      <text:p text:style-name="P74"/>
      <text:p text:style-name="P74"/>
      <text:p text:style-name="P74"/>
      <text:p text:style-name="P74"/>
      <text:h text:style-name="P45" text:outline-level="2"><text:bookmark-start text:name="__RefHeading__1584_1050685657"/><text:soft-page-break/>3.4 <text:span text:style-name="T7">Qualitätsmanagement</text:span><text:bookmark-end text:name="__RefHeading__1584_1050685657"/></text:h>
      <text:h text:style-name="P61" text:outline-level="2"><text:span text:style-name="T11">Zeitaufwand: </text:span><text:span text:style-name="T12">2h</text:span></text:h>
      <text:h text:style-name="P62" text:outline-level="2"><text:span text:style-name="T26"/></text:h>
      <text:h text:style-name="P67" text:outline-level="2"><text:span text:style-name="T27">Es wurden manuelle Tests zu </text:span><text:span text:style-name="T30">den in der folgenden Tabelle stehenden </text:span><text:span text:style-name="T27">Szenari</text:span><text:span text:style-name="T30">en</text:span><text:span text:style-name="T27"> durchgeführt.</text:span></text:h>
      <text:h text:style-name="P67" text:outline-level="2"><text:span text:style-name="T30"/></text:h>
      <table:table table:name="Table2" table:style-name="Table2">
        <table:table-column table:style-name="Table2.A" table:number-columns-repeated="2"/>
        <table:table-header-rows>
          <table:table-row>
            <table:table-cell table:style-name="Table2.A1" office:value-type="string">
              <text:p text:style-name="P28"><text:span text:style-name="T30">Testszenario</text:span></text:p>
            </table:table-cell>
            <table:table-cell table:style-name="Table2.B1" office:value-type="string">
              <text:p text:style-name="P28"><text:span text:style-name="T30">Ergebnis</text:span></text:p>
            </table:table-cell>
          </table:table-row>
        </table:table-header-rows>
        <table:table-row>
          <table:table-cell table:style-name="Table2.A2" office:value-type="string">
            <text:p text:style-name="P32"><text:span text:style-name="T30">Anlegen einer Partei</text:span></text:p>
          </table:table-cell>
          <table:table-cell table:style-name="Table2.B2" office:value-type="string">
            <text:p text:style-name="P32"><text:span text:style-name="T30">Erfolgreich</text:span></text:p>
          </table:table-cell>
        </table:table-row>
        <table:table-row>
          <table:table-cell table:style-name="Table2.A2" office:value-type="string">
            <text:p text:style-name="P32"><text:span text:style-name="T30">Anlegen einer Wahl</text:span></text:p>
          </table:table-cell>
          <table:table-cell table:style-name="Table2.B2" office:value-type="string">
            <text:p text:style-name="P32"><text:span text:style-name="T30">Erfolgreich</text:span></text:p>
          </table:table-cell>
        </table:table-row>
        <table:table-row>
          <table:table-cell table:style-name="Table2.A2" office:value-type="string">
            <text:p text:style-name="P32"><text:span text:style-name="T30">Zuweisung einer Partei zur Wahl</text:span></text:p>
          </table:table-cell>
          <table:table-cell table:style-name="Table2.B2" office:value-type="string">
            <text:p text:style-name="P32"><text:span text:style-name="T30">Erfolgreich</text:span></text:p>
          </table:table-cell>
        </table:table-row>
        <table:table-row>
          <table:table-cell table:style-name="Table2.A2" office:value-type="string">
            <text:p text:style-name="P32"><text:span text:style-name="T30">Erstellen eines Wahlkreises zur Wahl</text:span></text:p>
          </table:table-cell>
          <table:table-cell table:style-name="Table2.B2" office:value-type="string">
            <text:p text:style-name="P32"><text:span text:style-name="T30">Erfolgreich</text:span></text:p>
          </table:table-cell>
        </table:table-row>
        <table:table-row>
          <table:table-cell table:style-name="Table2.A2" office:value-type="string">
            <text:p text:style-name="P32"><text:span text:style-name="T30">Registrieren eines Wahllokals</text:span></text:p>
          </table:table-cell>
          <table:table-cell table:style-name="Table2.B2" office:value-type="string">
            <text:p text:style-name="P32"><text:span text:style-name="T30">Erfolgreich</text:span></text:p>
          </table:table-cell>
        </table:table-row>
        <table:table-row>
          <table:table-cell table:style-name="Table2.A2" office:value-type="string">
            <text:p text:style-name="P32"><text:span text:style-name="T30">Bearbeiten des Wahllokals</text:span></text:p>
          </table:table-cell>
          <table:table-cell table:style-name="Table2.B2" office:value-type="string">
            <text:p text:style-name="P32"><text:span text:style-name="T30">Erfolgreich</text:span></text:p>
          </table:table-cell>
        </table:table-row>
      </table:table>
      <text:h text:style-name="P68" text:outline-level="2"><text:span text:style-name="T30"/></text:h>
      <text:h text:style-name="P62" text:outline-level="2"/>
      <text:h text:style-name="P43" text:outline-level="2"><text:bookmark-start text:name="__RefHeading__1586_1050685657"/>3.<text:span text:style-name="T29">5</text:span> Abschließende Aufgaben<text:bookmark-end text:name="__RefHeading__1586_1050685657"/></text:h>
      <text:h text:style-name="P61" text:outline-level="2"><text:span text:style-name="T11">Zeitaufwand: </text:span><text:span text:style-name="T12">5,5h</text:span></text:h>
      <text:h text:style-name="P62" text:outline-level="2"/>
      <text:h text:style-name="P66" text:outline-level="2"><text:span text:style-name="T26">Zu den Abschließenden Aufgaben gehörte es die programmierte Erweiterung und das TYPO3-System aufzuräumen und die Testdaten zu löschen.</text:span></text:h>
      <text:h text:style-name="P64" text:outline-level="2"/>
      <text:h text:style-name="ProjektDoku_3a__20_Ü1" text:outline-level="2"><text:bookmark-start text:name="__RefHeading__1588_1050685657"/>4. Projektbewertung<text:bookmark-end text:name="__RefHeading__1588_1050685657"/></text:h>
      <text:h text:style-name="ProjektDoku_3a__20_Ü2" text:outline-level="2"><text:bookmark-start text:name="__RefHeading__558_990239004"/>4.1 Fazit<text:bookmark-end text:name="__RefHeading__558_990239004"/></text:h>
      <text:h text:style-name="Fließtext" text:outline-level="2"/>
      <text:h text:style-name="P70" text:outline-level="2"><text:span text:style-name="T26">Der Umfang des Projekts ist den zeitlichen Vorgaben leider nicht gerecht geworden. Daher mussten einige Features auf ein Folgeprojekt verschoben werden.</text:span></text:h>
      <text:h text:style-name="Fließtext" text:outline-level="2"/>
      <text:h text:style-name="ProjektDoku_3a__20_Ü2" text:outline-level="2"><text:bookmark-start text:name="__RefHeading__560_990239004"/>4.2 Soll-Ist Vergleich<text:bookmark-end text:name="__RefHeading__560_990239004"/></text:h>
      <text:h text:style-name="P50" text:outline-level="2"/>
      <text:h text:style-name="P54" text:outline-level="2"><text:span text:style-name="T28">In den im Antrag veranschlagten 69 Stunden konnten nicht alle Relevanten Teile realisiert werden. Die </text:span><text:span text:style-name="T27">Wahlergebniseingabe</text:span><text:span text:style-name="T28"> und die </text:span><text:span text:style-name="T27">Statistische Ausgabe </text:span><text:span text:style-name="T28">der Wahlergebnisse müssen außerhalb dieser Zeit bearbeitet werden.</text:span></text:h>
      <text:h text:style-name="P54" text:outline-level="2"><text:span text:style-name="T28">Für die Wahlergebniseingabe </text:span></text:h>
      <text:h text:style-name="P54" text:outline-level="2"><text:span text:style-name="T28">Nach Abschätzung des Umfanges muss für die Wahlergebniseingabe eine Zusätzliche Zeit von 8 Stunden veranschlagt werden, die Statistische Auswertung erfordert ebenfalls einen zusätzlichen Zeitaufwand von 8 Stunden.</text:span></text:h>
      <text:h text:style-name="P50" text:outline-level="2"/>
      <text:h text:style-name="P50" text:outline-level="2"/>
      <text:h text:style-name="P50" text:outline-level="2"/>
      <text:h text:style-name="P50" text:outline-level="2"/>
      <text:h text:style-name="ProjektDoku_3a__20_Ü2" text:outline-level="2"><text:bookmark-start text:name="__RefHeading__562_990239004"/><text:soft-page-break/>4.3 Ausblick<text:bookmark-end text:name="__RefHeading__562_990239004"/></text:h>
      <text:h text:style-name="P50" text:outline-level="2"/>
      <text:h text:style-name="P71" text:outline-level="2"><text:span text:style-name="T28">Die Grundstruktur des im Projekt beantragten Funktionsumfanges wurde erfolgreich realisiert. Im Hinblick auf die noch zu realisierenden Bestandteile (siehe 4.2) wird das Projekt im vollen Funktionsumfang mit einem Verzug 2 Manntagen fertig.</text:span></text:h>
      <text:h text:style-name="P71" text:outline-level="2"><text:span text:style-name="T28"/></text:h>
      <text:h text:style-name="P44" text:outline-level="2"><text:bookmark-start text:name="__RefHeading__1590_1050685657"/><text:span text:style-name="T28">4.4 Mögliche Verbesserungen</text:span><text:bookmark-end text:name="__RefHeading__1590_1050685657"/></text:h>
      <text:h text:style-name="P50" text:outline-level="2"><text:span text:style-name="T28"/></text:h>
      <text:h text:style-name="P54" text:outline-level="2"><text:span text:style-name="T28">Als mögliche Verbesserung könnte ein CSV-Export der Wahlergebnisse implementiert werden. Dieser würde eine Offline-Ansicht der Daten ermöglichen.</text:span></text:h>
      <text:h text:style-name="P54" text:outline-level="2"><text:span text:style-name="T28">Des weiteren wäre es vorteilhaft, dass Wahlen und Parteien vom Admin im Frontend angelegt werden könnten. </text:span><text:span text:style-name="T29">Dies würde den Gesamtprozess übersichtlicher und effizienter gestalten.</text:span></text:h>
      <text:h text:style-name="P54" text:outline-level="2"><text:span text:style-name="T29"/></text:h>
      <text:h text:style-name="P54" text:outline-level="2"><text:span text:style-name="T29"/></text:h>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54" text:outline-level="2"/>
      <text:h text:style-name="P38" text:outline-level="1"><text:bookmark-start text:name="__RefHeading__564_990239004"/><text:soft-page-break/>Glossar<text:bookmark-end text:name="__RefHeading__564_990239004"/></text:h>
      <text:p text:style-name="Fließtext"/>
      <text:p text:style-name="P73"><text:span text:style-name="T31">Blablab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Bitstream Vera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e74b5" style:font-name="Calibri Light" fo:font-size="13pt" style:font-name-asian="Times New Roman" style:font-size-asian="13pt" style:font-name-complex="Mangal" style:font-size-complex="11.5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ojektDoku_3a__20_Ü1" style:display-name="ProjektDoku: Ü1" style:family="paragraph" style:parent-style-name="Heading_20_1" style:default-outline-level="" style:list-style-name="" style:master-page-name="">
      <style:paragraph-properties fo:hyphenation-ladder-count="no-limit" style:page-number="auto" fo:background-color="transparent" style:shadow="none">
        <style:tab-stops/>
        <style:background-image/>
      </style:paragraph-properties>
      <style:text-properties fo:font-size="14pt" fo:font-weight="bold" style:font-size-asian="14pt" style:font-weight-asian="bold" style:font-size-complex="14pt" style:font-weight-complex="bold" fo:hyphenate="false"/>
    </style:style>
    <style:style style:name="Table" style:family="paragraph" style:parent-style-name="Caption" style:class="extra">
      <style:paragraph-properties fo:hyphenation-ladder-count="no-limit"/>
      <style:text-properties fo:hyphenate="false"/>
    </style:style>
    <style:style style:name="ProjektDoku_3a__20_Ü2" style:display-name="ProjektDoku: Ü2" style:family="paragraph" style:parent-style-name="Heading_20_2" style:default-outline-level="" style:list-style-name="" style:master-page-name="">
      <style:paragraph-properties fo:text-align="justify" style:justify-single-word="false" fo:hyphenation-ladder-count="no-limit" style:page-number="auto" fo:background-color="transparent" style:shadow="none">
        <style:tab-stops/>
        <style:background-image/>
      </style:paragraph-properties>
      <style:text-properties fo:color="#000000" fo:font-weight="bold" style:font-weight-asian="bold" style:font-size-complex="11.5pt" style:font-weight-complex="bold" fo:hyphenate="false"/>
    </style:style>
    <style:style style:name="Literaturverzeichnis" style:family="paragraph" style:parent-style-name="Standard" style:next-style-name="Standard">
      <style:paragraph-properties fo:hyphenation-ladder-count="no-limit"/>
      <style:text-properties style:font-name-complex="Mangal" style:font-size-complex="10.5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ProjektDoku_3a__20_Ü1" style:next-style-name="ProjektDoku_3a__20_Ü1"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ließtext" style:family="paragraph" style:parent-style-name="Standard">
      <style:paragraph-properties fo:background-color="transparent" style:shadow="none">
        <style:tab-stops/>
        <style:background-image/>
      </style:paragraph-properties>
      <style:text-properties fo:font-size="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fo:background-color="transparent" style:shadow="none" text:number-lines="false" text:line-number="0" style:vertical-align="bottom">
        <style:tab-stops/>
        <style:background-image/>
      </style:paragraph-properties>
      <style:text-properties fo:font-size="6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vertical-align="bottom"/>
      <style:text-properties style:text-position="0% 100%" fo:font-size="10pt" fo:font-weight="bold" style:font-weight-asian="bold" style:font-weight-complex="bold"/>
    </style:style>
    <style:style style:name="Absatz-Standardschriftart" style:family="text"/>
    <style:style style:name="Numbering_20_Symbols" style:display-name="Numbering Symbols" style:family="text">
      <style:text-properties style:text-underline-style="none"/>
    </style:style>
    <style:style style:name="Überschrift_20_1_20_Zchn" style:display-name="Überschrift 1 Zchn" style:family="text" style:parent-style-name="Absatz-Standardschriftart">
      <style:text-properties style:font-name="Bitstream Vera Sans" fo:font-size="14pt" fo:font-weight="bold" style:font-size-asian="14pt" style:font-weight-asian="bold" style:font-size-complex="14pt" style:font-weight-complex="bold"/>
    </style:style>
    <style:style style:name="Überschrift_20_2_20_Zchn" style:display-name="Überschrift 2 Zchn" style:family="text" style:parent-style-name="Absatz-Standardschriftart">
      <style:text-properties fo:color="#2e74b5" style:font-name="Calibri Light" fo:font-size="13pt" style:font-name-asian="Times New Roman" style:font-size-asian="13pt" style:font-name-complex="Mangal" style:font-size-complex="11.5pt"/>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header>
        <text:p text:style-name="Header"><text:chapter text:display="number-and-name" text:outline-level="2">Glossar</text:chapter> </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16T12:46:00Z</meta:creation-date>
    <dc:date>2013-05-20T17:41:01.10</dc:date>
    <meta:editing-cycles>23</meta:editing-cycles>
    <meta:editing-duration>PT5H5M12S</meta:editing-duration>
    <meta:document-statistic meta:table-count="4" meta:image-count="0" meta:object-count="0" meta:page-count="12" meta:paragraph-count="285" meta:word-count="1470" meta:character-count="11131" meta:non-whitespace-character-count="9965"/>
    <meta:template xlink:type="simple" xlink:actuate="onRequest" xlink:title="" xlink:href="Normal.dotm"/>
  </office:meta>
</office:document-meta>
</file>